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png" manifest:full-path="Pictures/100000000000064A000000DE3518DF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NewsGotT" svg:font-family="NewsGot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14.288cm" table:align="right" style:writing-mode="lr-tb"/>
    </style:style>
    <style:style style:name="Tabla1.A" style:family="table-column">
      <style:table-column-properties style:column-width="7.825cm"/>
    </style:style>
    <style:style style:name="Tabla1.B" style:family="table-column">
      <style:table-column-properties style:column-width="6.463cm"/>
    </style:style>
    <style:style style:name="Tabla1.1" style:family="table-row">
      <style:table-row-properties style:min-row-height="0.82cm" style:keep-together="true" fo:keep-together="auto"/>
    </style:style>
    <style:style style:name="Tabla1.A1" style:family="table-cell">
      <style:table-cell-properties style:vertical-align="middle" fo:padding-left="0.123cm" fo:padding-right="0.123cm" fo:padding-top="0cm" fo:padding-bottom="0cm" fo:border="none" style:writing-mode="lr-tb"/>
    </style:style>
    <style:style style:name="Tabla1.2" style:family="table-row">
      <style:table-row-properties style:min-row-height="0.801cm" style:keep-together="true" fo:keep-together="auto"/>
    </style:style>
    <style:style style:name="Tabla2" style:family="table">
      <style:table-properties style:width="16.468cm" table:align="margins" style:writing-mode="lr-tb"/>
    </style:style>
    <style:style style:name="Tabla2.A" style:family="table-column">
      <style:table-column-properties style:column-width="4.112cm" style:rel-column-width="16366*"/>
    </style:style>
    <style:style style:name="Tabla2.D" style:family="table-column">
      <style:table-column-properties style:column-width="4.131cm" style:rel-column-width="16437*"/>
    </style:style>
    <style:style style:name="Tabla2.1" style:family="table-row">
      <style:table-row-properties style:min-row-height="3cm" style:keep-together="true" fo:keep-together="auto"/>
    </style:style>
    <style:style style:name="Tab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D1" style:family="table-cell">
      <style:table-cell-properties style:vertical-align="top" fo:padding-left="0.123cm" fo:padding-right="0.123cm" fo:padding-top="0cm" fo:padding-bottom="0cm" fo:border="0.018cm solid #000000" style:writing-mode="lr-tb"/>
    </style:style>
    <style:style style:name="Tabla2.2" style:family="table-row">
      <style:table-row-properties style:min-row-height="0.434cm" style:keep-together="true" fo:keep-together="auto"/>
    </style:style>
    <style:style style:name="Tabla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D2" style:family="table-cell">
      <style:table-cell-properties style:vertical-align="middle" fo:padding-left="0.123cm" fo:padding-right="0.123cm" fo:padding-top="0cm" fo:padding-bottom="0cm" fo:border="0.018cm solid #000000" style:writing-mode="lr-tb"/>
    </style:style>
    <style:style style:name="Tabla2.3" style:family="table-row">
      <style:table-row-properties style:min-row-height="0.605cm" style:keep-together="true" fo:keep-together="auto"/>
    </style:style>
    <style:style style:name="Tabla3" style:family="table">
      <style:table-properties style:width="16.641cm" table:align="left" style:writing-mode="lr-tb"/>
    </style:style>
    <style:style style:name="Tabla3.A" style:family="table-column">
      <style:table-column-properties style:column-width="1.769cm"/>
    </style:style>
    <style:style style:name="Tabla3.B" style:family="table-column">
      <style:table-column-properties style:column-width="2.374cm"/>
    </style:style>
    <style:style style:name="Tabla3.C" style:family="table-column">
      <style:table-column-properties style:column-width="4.186cm"/>
    </style:style>
    <style:style style:name="Tabla3.D" style:family="table-column">
      <style:table-column-properties style:column-width="8.311cm"/>
    </style:style>
    <style:style style:name="Tabla3.1" style:family="table-row">
      <style:table-row-properties style:min-row-height="0.885cm" style:keep-together="true" fo:keep-together="auto"/>
    </style:style>
    <style:style style:name="Tabla3.A1" style:family="table-cell">
      <style:table-cell-properties style:vertical-align="middle" fo:background-color="#d9d9d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3.D1" style:family="table-cell">
      <style:table-cell-properties style:vertical-align="middle" fo:background-color="#d9d9d9" fo:padding-left="0.123cm" fo:padding-right="0.123cm" fo:padding-top="0cm" fo:padding-bottom="0cm" fo:border="0.018cm solid #000000" style:writing-mode="lr-tb">
        <style:background-image/>
      </style:table-cell-properties>
    </style:style>
    <style:style style:name="Tabla3.2" style:family="table-row">
      <style:table-row-properties style:min-row-height="0.953cm" style:keep-together="true" fo:keep-together="auto"/>
    </style:style>
    <style:style style:name="Tabla3.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3.B2" style:family="table-cell" style:data-style-name="N37">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3.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4" style:family="table">
      <style:table-properties style:width="16.528cm" table:align="left" style:writing-mode="lr-tb"/>
    </style:style>
    <style:style style:name="Tabla4.A" style:family="table-column">
      <style:table-column-properties style:column-width="16.528cm"/>
    </style:style>
    <style:style style:name="Tabla4.1" style:family="table-row">
      <style:table-row-properties style:min-row-height="0.885cm" style:keep-together="false" fo:keep-together="always"/>
    </style:style>
    <style:style style:name="Tabla4.A1" style:family="table-cell">
      <style:table-cell-properties style:vertical-align="middle" fo:background-color="#d9d9d9" fo:padding-left="0.123cm" fo:padding-right="0.123cm" fo:padding-top="0cm" fo:padding-bottom="0cm" fo:border="0.018cm solid #000000" style:writing-mode="lr-tb">
        <style:background-image/>
      </style:table-cell-properties>
    </style:style>
    <style:style style:name="Tabla4.2" style:family="table-row">
      <style:table-row-properties style:min-row-height="2.651cm" style:keep-together="false" fo:keep-together="always"/>
    </style:style>
    <style:style style:name="Tabla4.A2"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style:tab-stops/>
      </style:paragraph-properties>
    </style:style>
    <style:style style:name="P2" style:family="paragraph" style:parent-style-name="Header">
      <style:text-properties style:font-name="NewsGotT"/>
    </style:style>
    <style:style style:name="P3" style:family="paragraph" style:parent-style-name="Standard">
      <style:paragraph-properties style:line-height-at-least="0cm"/>
    </style:style>
    <style:style style:name="P4" style:family="paragraph" style:parent-style-name="Standard">
      <style:paragraph-properties fo:text-align="justify" style:justify-single-word="false"/>
      <style:text-properties style:use-window-font-color="true" fo:font-size="12pt" fo:language="es" fo:country="ES" style:font-name-asian="Times New Roman" style:font-size-asian="12pt" style:font-name-complex="Times New Roman" style:language-complex="ar" style:country-complex="SA"/>
    </style:style>
    <style:style style:name="P5" style:family="paragraph" style:parent-style-name="Corp_20_-_20_Texto_20_normal">
      <style:paragraph-properties fo:margin-top="0cm" fo:margin-bottom="0.212cm" fo:text-align="center" style:justify-single-word="false" style:snap-to-layout-grid="false"/>
      <style:text-properties fo:text-transform="uppercase" fo:font-size="10pt" fo:language="es" fo:country="ES" fo:font-weight="bold" style:font-size-asian="10pt" style:font-weight-asian="bold" style:font-size-complex="10pt" style:font-weight-complex="bold"/>
    </style:style>
    <style:style style:name="P6" style:family="paragraph" style:parent-style-name="Corp_20_-_20_Texto_20_normal">
      <style:paragraph-properties fo:margin-top="0cm" fo:margin-bottom="0.212cm" fo:text-align="end" style:justify-single-word="false" style:snap-to-layout-grid="false"/>
      <style:text-properties fo:text-transform="uppercase" fo:font-size="18pt" fo:font-weight="bold" style:font-size-asian="18pt" style:font-weight-asian="bold" style:font-weight-complex="bold"/>
    </style:style>
    <style:style style:name="P7" style:family="paragraph" style:parent-style-name="Corp_20_-_20_Encabezado">
      <style:paragraph-properties style:snap-to-layout-grid="false"/>
      <style:text-properties fo:language="es" fo:country="ES"/>
    </style:style>
    <style:style style:name="P8" style:family="paragraph" style:parent-style-name="Corp_20_-_20_Encabezado">
      <style:paragraph-properties style:snap-to-layout-grid="false"/>
      <style:text-properties fo:language="es" fo:country="ES" style:font-weight-complex="bold"/>
    </style:style>
    <style:style style:name="P9" style:family="paragraph" style:parent-style-name="Corp_20_-_20_Encabezado">
      <style:paragraph-properties style:snap-to-layout-grid="false"/>
    </style:style>
    <style:style style:name="P10" style:family="paragraph" style:parent-style-name="Corp_20_-_20_Encabezado">
      <style:paragraph-properties fo:text-align="center" style:justify-single-word="false" style:snap-to-layout-grid="false"/>
    </style:style>
    <style:style style:name="P11" style:family="paragraph" style:parent-style-name="Corp_20_-_20_Pie">
      <style:text-properties fo:font-size="8pt" fo:font-weight="bold" style:font-size-asian="8pt" style:font-weight-asian="bold" style:font-weight-complex="bold"/>
    </style:style>
    <style:style style:name="P12" style:family="paragraph" style:parent-style-name="Corp_20_-_20_Pie">
      <style:text-properties fo:font-weight="bold" style:font-weight-asian="bold" style:font-weight-complex="bold"/>
    </style:style>
    <style:style style:name="P13" style:family="paragraph" style:parent-style-name="Corp_20_-_20_Texto_20_normal">
      <style:paragraph-properties fo:break-before="page"/>
    </style:style>
    <style:style style:name="P14" style:family="paragraph" style:parent-style-name="Contents_20_4">
      <style:text-properties fo:language="es" fo:country="ES"/>
    </style:style>
    <style:style style:name="P15" style:family="paragraph" style:parent-style-name="Header">
      <style:paragraph-properties fo:margin-left="0cm" fo:margin-right="0.22cm" fo:text-align="end" style:justify-single-word="false" fo:text-indent="0cm" style:auto-text-indent="false" style:snap-to-layout-grid="false"/>
    </style:style>
    <style:style style:name="P16" style:family="paragraph" style:parent-style-name="Corp_20_-_20_Texto_20_normal">
      <style:paragraph-properties fo:margin-left="0cm" fo:margin-right="0.22cm" fo:text-align="end" style:justify-single-word="false" fo:text-indent="0cm" style:auto-text-indent="false" style:snap-to-layout-grid="false"/>
    </style:style>
    <style:style style:name="P17" style:family="paragraph" style:parent-style-name="Corp_20_-_20_Texto_20_normal">
      <style:paragraph-properties fo:margin-left="0cm" fo:margin-right="0.22cm" fo:text-align="end" style:justify-single-word="false" fo:text-indent="0cm" style:auto-text-indent="false" style:snap-to-layout-grid="false"/>
      <style:text-properties fo:language="es" fo:country="ES"/>
    </style:style>
    <style:style style:name="P18" style:family="paragraph" style:parent-style-name="Header">
      <style:paragraph-properties fo:margin-left="0.168cm" fo:margin-right="0cm" fo:text-indent="0cm" style:auto-text-indent="false" style:snap-to-layout-grid="false">
        <style:tab-stops>
          <style:tab-stop style:position="7.332cm" style:type="center"/>
          <style:tab-stop style:position="14.833cm" style:type="right"/>
        </style:tab-stops>
      </style:paragraph-properties>
    </style:style>
    <style:style style:name="P19" style:family="paragraph" style:parent-style-name="Corp_20_-_20_Texto_20_normal">
      <style:paragraph-properties fo:margin-left="0.168cm" fo:margin-right="0cm" fo:text-align="start" style:justify-single-word="false" fo:text-indent="0cm" style:auto-text-indent="false" style:snap-to-layout-grid="false"/>
    </style:style>
    <style:style style:name="P20" style:family="paragraph" style:parent-style-name="Corp_20_-_20_Texto_20_normal">
      <style:paragraph-properties fo:margin-left="0.168cm" fo:margin-right="0cm" fo:text-align="start" style:justify-single-word="false" fo:text-indent="0cm" style:auto-text-indent="false" style:snap-to-layout-grid="false"/>
      <style:text-properties fo:language="es" fo:country="ES" style:font-weight-complex="bold"/>
    </style:style>
    <style:style style:name="P21" style:family="paragraph" style:parent-style-name="Corp_20_-_20_Texto_20_normal">
      <style:paragraph-properties style:snap-to-layout-grid="false"/>
    </style:style>
    <style:style style:name="P22" style:family="paragraph" style:parent-style-name="Corp_20_-_20_Texto_20_normal">
      <style:paragraph-properties fo:text-align="start" style:justify-single-word="false" style:snap-to-layout-grid="false"/>
    </style:style>
    <style:style style:name="P23" style:family="paragraph" style:parent-style-name="Corp_20_-_20_Texto_20_normal">
      <style:text-properties fo:language="es" fo:country="ES"/>
    </style:style>
    <style:style style:name="P24" style:family="paragraph" style:parent-style-name="Corp_20_-_20_Texto_20_normal">
      <style:paragraph-properties fo:text-align="center" style:justify-single-word="false" style:snap-to-layout-grid="false"/>
    </style:style>
    <style:style style:name="P25" style:family="paragraph" style:parent-style-name="Corp_20_-_20_Texto_20_normal">
      <style:text-properties fo:font-weight="bold" style:font-weight-asian="bold" style:font-weight-complex="bold"/>
    </style:style>
    <style:style style:name="P26" style:family="paragraph" style:parent-style-name="Corp_20_-_20_Texto_20_normal">
      <style:paragraph-properties fo:text-align="center" style:justify-single-word="false"/>
      <style:text-properties fo:font-weight="bold" style:font-weight-asian="bold" style:font-weight-complex="bold"/>
    </style:style>
    <style:style style:name="P27" style:family="paragraph" style:parent-style-name="Corp_20_-_20_Texto_20_normal">
      <style:paragraph-properties fo:text-align="start" style:justify-single-word="false" style:snap-to-layout-grid="false"/>
      <style:text-properties fo:font-weight="bold" style:font-weight-asian="bold" style:font-weight-complex="bold"/>
    </style:style>
    <style:style style:name="P28" style:family="paragraph" style:parent-style-name="Corp_20_-_20_Texto_20_normal">
      <style:paragraph-properties fo:text-align="center" style:justify-single-word="false" style:snap-to-layout-grid="false"/>
      <style:text-properties fo:font-size="10pt" fo:font-weight="bold" style:font-size-asian="10pt" style:font-weight-asian="bold" style:font-weight-complex="bold"/>
    </style:style>
    <style:style style:name="P29" style:family="paragraph" style:parent-style-name="Corp_20_-_20_Texto_20_normal">
      <style:paragraph-properties>
        <style:tab-stops>
          <style:tab-stop style:position="0.711cm"/>
          <style:tab-stop style:position="16.482cm" style:type="right" style:leader-style="dotted" style:leader-text="."/>
        </style:tab-stops>
      </style:paragraph-properties>
      <style:text-properties fo:text-transform="uppercase" fo:font-weight="bold" style:letter-kerning="true" style:font-weight-asian="bold" style:font-name-complex="Times New Roman" style:font-size-complex="12pt"/>
    </style:style>
    <style:style style:name="P30" style:family="paragraph" style:parent-style-name="Corp_20_-_20_Texto_20_normal">
      <style:paragraph-properties fo:text-align="center" style:justify-single-word="false" style:snap-to-layout-grid="false"/>
      <style:text-properties fo:font-weight="normal" style:font-weight-asian="normal" style:font-weight-complex="normal"/>
    </style:style>
    <style:style style:name="P31" style:family="paragraph" style:parent-style-name="Corp_20_-_20_Texto_20_normal">
      <style:paragraph-properties fo:margin-top="0cm" fo:margin-bottom="0.199cm"/>
    </style:style>
    <style:style style:name="P32" style:family="paragraph" style:parent-style-name="Standard">
      <style:paragraph-properties fo:margin-top="0cm" fo:margin-bottom="0.199cm"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33" style:family="paragraph" style:parent-style-name="Standard">
      <style:paragraph-properties fo:margin-left="1.249cm" fo:margin-right="0cm" fo:text-align="justify" style:justify-single-word="false" fo:orphans="2" fo:widows="2" fo:text-indent="0cm" style:auto-text-indent="false" style:writing-mode="lr-tb"/>
    </style:style>
    <style:style style:name="P34" style:family="paragraph" style:parent-style-name="Standard">
      <style:paragraph-properties fo:margin-left="1.249cm" fo:margin-right="0cm" fo:text-align="justify" style:justify-single-word="false" fo:orphans="2" fo:widows="2" fo:text-indent="0cm" style:auto-text-indent="false"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35" style:family="paragraph" style:parent-style-name="Standard">
      <style:paragraph-properties fo:margin-left="1.249cm" fo:margin-right="0cm" fo:margin-top="0cm" fo:margin-bottom="0.199cm" fo:text-align="justify" style:justify-single-word="false" fo:orphans="2" fo:widows="2" fo:text-indent="0cm" style:auto-text-indent="false" style:writing-mode="lr-tb"/>
    </style:style>
    <style:style style:name="P36" style:family="paragraph" style:parent-style-name="Standard">
      <style:paragraph-properties fo:margin-left="2.498cm" fo:margin-right="0cm" fo:margin-top="0cm" fo:margin-bottom="0.199cm" fo:text-align="start" style:justify-single-word="false" fo:text-indent="0cm" style:auto-text-indent="false">
        <style:tab-stops>
          <style:tab-stop style:position="0.238cm"/>
        </style:tab-stops>
      </style:paragraph-properties>
    </style:style>
    <style:style style:name="P37" style:family="paragraph" style:parent-style-name="Standard">
      <style:paragraph-properties fo:margin-left="2.498cm" fo:margin-right="0cm" fo:margin-top="0cm" fo:margin-bottom="0.199cm" fo:text-align="start" style:justify-single-word="false" fo:text-indent="0cm" style:auto-text-indent="false">
        <style:tab-stops>
          <style:tab-stop style:position="0.238cm"/>
        </style:tab-stops>
      </style:paragraph-properties>
      <style:text-properties style:use-window-font-color="true" fo:font-size="12pt" fo:language="es" fo:country="ES" style:font-name-asian="Times New Roman" style:font-size-asian="12pt" style:font-name-complex="Times New Roman" style:language-complex="ar" style:country-complex="SA"/>
    </style:style>
    <style:style style:name="P38" style:family="paragraph" style:parent-style-name="Contents_20_2">
      <style:paragraph-properties>
        <style:tab-stops>
          <style:tab-stop style:position="16.15cm" style:type="right" style:leader-style="dotted" style:leader-text="."/>
        </style:tab-stops>
      </style:paragraph-properties>
    </style:style>
    <style:style style:name="P39" style:family="paragraph" style:parent-style-name="Heading_20_3">
      <style:paragraph-properties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40" style:family="paragraph" style:parent-style-name="Contents_20_3">
      <style:paragraph-properties>
        <style:tab-stops>
          <style:tab-stop style:position="15.789cm" style:type="right" style:leader-style="dotted" style:leader-text="."/>
        </style:tab-stops>
      </style:paragraph-properties>
    </style:style>
    <style:style style:name="P41" style:family="paragraph" style:parent-style-name="Heading_20_1">
      <style:paragraph-properties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42" style:family="paragraph" style:parent-style-name="Heading_20_2">
      <style:paragraph-properties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43" style:family="paragraph" style:parent-style-name="Heading_20_2">
      <style:paragraph-properties fo:text-align="justify" style:justify-single-word="false" fo:orphans="2" fo:widows="2" style:writing-mode="lr-tb"/>
    </style:style>
    <style:style style:name="P44" style:family="paragraph" style:parent-style-name="Contents_20_1">
      <style:paragraph-properties>
        <style:tab-stops>
          <style:tab-stop style:position="16.499cm" style:type="right" style:leader-style="dotted" style:leader-text="."/>
        </style:tab-stops>
      </style:paragraph-properties>
    </style:style>
    <style:style style:name="P45" style:family="paragraph" style:parent-style-name="Corp_20_-_20_Texto_20_normal" style:list-style-name="L1">
      <style:paragraph-properties fo:text-align="start" style:justify-single-word="false" style:snap-to-layout-grid="false"/>
    </style:style>
    <style:style style:name="P46" style:family="paragraph" style:parent-style-name="Corp_20_-_20_Texto_20_normal" style:master-page-name="Standard">
      <style:paragraph-properties fo:text-align="end" style:justify-single-word="false" style:page-number="auto"/>
    </style:style>
    <style:style style:name="P47" style:family="paragraph" style:parent-style-name="Corp_20_-_20_Texto_20_normal" style:master-page-name="Convertir_20_1">
      <style:paragraph-properties style:page-number="auto"/>
    </style:style>
    <style:style style:name="P48" style:family="paragraph" style:parent-style-name="Corp_20_-_20_Texto_20_normal" style:list-style-name="L2">
      <style:paragraph-properties fo:margin-top="0cm" fo:margin-bottom="0.199cm"/>
    </style:style>
    <style:style style:name="P49" style:family="paragraph" style:parent-style-name="Corp_20_-_20_Texto_20_normal" style:list-style-name="L3">
      <style:paragraph-properties fo:margin-top="0cm" fo:margin-bottom="0.199cm"/>
    </style:style>
    <style:style style:name="P50" style:family="paragraph" style:parent-style-name="Corp_20_-_20_Texto_20_normal" style:list-style-name="L4">
      <style:paragraph-properties fo:margin-top="0cm" fo:margin-bottom="0.199cm"/>
    </style:style>
    <style:style style:name="P51" style:family="paragraph" style:parent-style-name="Corp_20_-_20_Texto_20_normal" style:list-style-name="L5">
      <style:paragraph-properties fo:margin-top="0cm" fo:margin-bottom="0.199cm"/>
    </style:style>
    <style:style style:name="P52" style:family="paragraph" style:parent-style-name="Corp_20_-_20_Texto_20_normal" style:list-style-name="L11">
      <style:paragraph-properties fo:margin-top="0cm" fo:margin-bottom="0.199cm"/>
    </style:style>
    <style:style style:name="P53" style:family="paragraph" style:parent-style-name="Standard">
      <style:paragraph-properties fo:margin-top="0cm" fo:margin-bottom="0.199cm"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54" style:family="paragraph" style:parent-style-name="Standard" style:list-style-name="L6">
      <style:paragraph-properties fo:margin-top="0cm" fo:margin-bottom="0.199cm"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55" style:family="paragraph" style:parent-style-name="Standard" style:list-style-name="L6">
      <style:paragraph-properties fo:margin-top="0cm" fo:margin-bottom="0.199cm" fo:text-align="justify" style:justify-single-word="false" fo:orphans="2" fo:widows="2" style:writing-mode="lr-tb"/>
    </style:style>
    <style:style style:name="P56" style:family="paragraph" style:parent-style-name="Standard" style:list-style-name="L6">
      <style:paragraph-properties fo:margin-top="0cm" fo:margin-bottom="0.199cm" fo:text-align="justify" style:justify-single-word="false"/>
      <style:text-properties style:use-window-font-color="true" fo:font-size="12pt" fo:language="es" fo:country="ES" style:font-name-asian="Times New Roman" style:font-size-asian="12pt" style:font-name-complex="Times New Roman" style:language-complex="ar" style:country-complex="SA"/>
    </style:style>
    <style:style style:name="P57" style:family="paragraph" style:parent-style-name="Standard" style:list-style-name="L7">
      <style:paragraph-properties fo:margin-top="0cm" fo:margin-bottom="0.199cm" fo:text-align="start" style:justify-single-word="false">
        <style:tab-stops>
          <style:tab-stop style:position="0.238cm"/>
        </style:tab-stops>
      </style:paragraph-properties>
    </style:style>
    <style:style style:name="P58" style:family="paragraph" style:parent-style-name="Standard" style:list-style-name="L6">
      <style:paragraph-properties fo:margin-top="0cm" fo:margin-bottom="0.199cm" fo:text-align="justify" style:justify-single-word="false"/>
    </style:style>
    <style:style style:name="P59" style:family="paragraph" style:parent-style-name="Standard" style:list-style-name="L14">
      <style:paragraph-properties fo:margin-top="0cm" fo:margin-bottom="0.199cm" fo:text-align="justify" style:justify-single-word="false"/>
    </style:style>
    <style:style style:name="P60" style:family="paragraph" style:parent-style-name="Standard" style:list-style-name="L6">
      <style:paragraph-properties fo:margin-left="2.143cm" fo:margin-right="0cm" fo:margin-top="0cm" fo:margin-bottom="0.199cm" fo:text-align="justify" style:justify-single-word="false" fo:orphans="2" fo:widows="2" fo:text-indent="-0.873cm" style:auto-text-indent="false" style:writing-mode="lr-tb">
        <style:tab-stops>
          <style:tab-stop style:position="0.238cm"/>
        </style:tab-stops>
      </style:paragraph-properties>
      <style:text-properties style:use-window-font-color="true" fo:font-size="12pt" fo:language="es" fo:country="ES" style:font-name-asian="Times New Roman" style:font-size-asian="12pt" style:font-name-complex="Times New Roman" style:language-complex="ar" style:country-complex="SA"/>
    </style:style>
    <style:style style:name="P61" style:family="paragraph" style:parent-style-name="Standard" style:list-style-name="L6">
      <style:paragraph-properties fo:margin-left="2.143cm" fo:margin-right="0cm" fo:margin-top="0cm" fo:margin-bottom="0.199cm" fo:text-align="justify" style:justify-single-word="false" fo:text-indent="-0.873cm" style:auto-text-indent="false">
        <style:tab-stops>
          <style:tab-stop style:position="0.238cm"/>
        </style:tab-stops>
      </style:paragraph-properties>
      <style:text-properties style:use-window-font-color="true" fo:font-size="12pt" fo:language="es" fo:country="ES" style:font-name-asian="Times New Roman" style:font-size-asian="12pt" style:font-name-complex="Times New Roman" style:language-complex="ar" style:country-complex="SA"/>
    </style:style>
    <style:style style:name="P62" style:family="paragraph" style:parent-style-name="Standard" style:list-style-name="L6">
      <style:paragraph-properties fo:margin-left="2.143cm" fo:margin-right="0cm" fo:margin-top="0cm" fo:margin-bottom="0.199cm" fo:text-align="start" style:justify-single-word="false" fo:text-indent="-0.873cm" style:auto-text-indent="false">
        <style:tab-stops>
          <style:tab-stop style:position="0.238cm"/>
        </style:tab-stops>
      </style:paragraph-properties>
    </style:style>
    <style:style style:name="P63" style:family="paragraph" style:parent-style-name="Standard" style:list-style-name="L6">
      <style:paragraph-properties fo:margin-top="0cm" fo:margin-bottom="0cm" fo:text-align="justify" style:justify-single-word="false"/>
      <style:text-properties style:use-window-font-color="true" fo:font-size="12pt" fo:language="es" fo:country="ES" style:font-name-asian="Times New Roman" style:font-size-asian="12pt" style:font-name-complex="Times New Roman" style:language-complex="ar" style:country-complex="SA"/>
    </style:style>
    <style:style style:name="P64" style:family="paragraph" style:parent-style-name="Standard" style:list-style-name="L6">
      <style:paragraph-properties fo:margin-left="0cm" fo:margin-right="0cm" fo:margin-top="0cm" fo:margin-bottom="0.199cm" fo:text-align="justify" style:justify-single-word="false" fo:text-indent="0cm" style:auto-text-indent="false">
        <style:tab-stops>
          <style:tab-stop style:position="0.238cm"/>
        </style:tab-stops>
      </style:paragraph-properties>
      <style:text-properties style:use-window-font-color="true" fo:font-size="12pt" fo:language="es" fo:country="ES" style:font-name-asian="Times New Roman" style:font-size-asian="12pt" style:font-name-complex="Times New Roman" style:language-complex="ar" style:country-complex="SA"/>
    </style:style>
    <style:style style:name="P65" style:family="paragraph" style:parent-style-name="Standard">
      <style:paragraph-properties fo:margin-left="0cm" fo:margin-right="0cm" fo:margin-top="0cm" fo:margin-bottom="0.199cm" fo:text-align="justify" style:justify-single-word="false" fo:text-indent="0cm" style:auto-text-indent="false"/>
    </style:style>
    <style:style style:name="P66" style:family="paragraph" style:parent-style-name="Standard">
      <style:paragraph-properties fo:margin-left="1.249cm" fo:margin-right="0cm" fo:margin-top="0cm" fo:margin-bottom="0.199cm" fo:text-align="justify" style:justify-single-word="false" fo:text-indent="0cm"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Symbol" fo:font-size="7pt" fo:font-weight="bold" style:font-size-asian="7pt" style:font-weight-asian="bold"/>
    </style:style>
    <style:style style:name="T4" style:family="text">
      <style:text-properties style:font-name="ITC Officina Sans Book" fo:font-size="7pt" fo:font-weight="bold" style:font-size-asian="7pt" style:font-weight-asian="bold"/>
    </style:style>
    <style:style style:name="T5" style:family="text">
      <style:text-properties fo:font-size="8pt" fo:font-weight="bold" style:font-size-asian="8pt" style:font-weight-asian="bold"/>
    </style:style>
    <style:style style:name="T6" style:family="text">
      <style:text-properties fo:font-size="8pt" style:font-size-asian="8pt" style:font-weight-complex="bold"/>
    </style:style>
    <style:style style:name="T7" style:family="text">
      <style:text-properties style:use-window-font-color="true" fo:font-size="12pt" fo:language="es" fo:country="ES" style:font-name-asian="Times New Roman" style:font-size-asian="12pt" style:font-name-complex="Times New Roman" style:language-complex="ar" style:country-complex="SA"/>
    </style:style>
    <style:style style:name="T8" style:family="text">
      <style:text-properties style:use-window-font-color="true" fo:font-size="12pt" fo:language="es" fo:country="ES" fo:font-style="italic" style:font-name-asian="Times New Roman" style:font-size-asian="12pt" style:font-style-asian="italic" style:font-name-complex="Times New Roman" style:language-complex="ar" style:country-complex="SA" style:font-style-complex="italic"/>
    </style:style>
    <style:style style:name="T9" style:family="text">
      <style:text-properties style:use-window-font-color="true" fo:font-size="12pt" fo:language="es" fo:country="ES" fo:font-weight="bold" style:font-name-asian="Times New Roman" style:font-size-asian="12pt" style:font-weight-asian="bold" style:font-name-complex="Times New Roman" style:language-complex="ar" style:country-complex="SA" style:font-weight-complex="bold"/>
    </style:style>
    <style:style style:name="T10" style:family="text">
      <style:text-properties style:use-window-font-color="true" fo:font-size="12pt" fo:language="es" fo:country="ES" fo:font-style="normal" fo:font-weight="normal" style:font-name-asian="Times New Roman" style:font-size-asian="12pt" style:font-style-asian="normal" style:font-weight-asian="normal" style:font-name-complex="Times New Roman" style:language-complex="ar" style:country-complex="SA" style:font-style-complex="normal" style:font-weight-complex="normal"/>
    </style:style>
    <style:style style:name="T11" style:family="text"/>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073cm" draw:visible-area-height="5.073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086cm" draw:visible-area-height="1.90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413cm" fo:text-indent="-0.635cm" fo:margin-left="1.4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48cm" fo:text-indent="-0.635cm" fo:margin-left="2.0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83cm" fo:text-indent="-0.635cm" fo:margin-left="2.6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18cm" fo:text-indent="-0.635cm" fo:margin-left="3.3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53cm" fo:text-indent="-0.635cm" fo:margin-left="3.9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88cm" fo:text-indent="-0.635cm" fo:margin-left="4.5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23cm" fo:text-indent="-0.635cm" fo:margin-left="5.2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58cm" fo:text-indent="-0.635cm" fo:margin-left="5.8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93cm" fo:text-indent="-0.635cm" fo:margin-left="6.4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28cm" fo:text-indent="-0.635cm" fo:margin-left="7.128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413cm" fo:text-indent="-0.635cm" fo:margin-left="1.4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8cm" fo:text-indent="-0.635cm" fo:margin-left="2.0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3cm" fo:text-indent="-0.635cm" fo:margin-left="2.6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8cm" fo:text-indent="-0.635cm" fo:margin-left="3.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3cm" fo:text-indent="-0.635cm" fo:margin-left="3.9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8cm" fo:text-indent="-0.635cm" fo:margin-left="4.5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3cm" fo:text-indent="-0.635cm" fo:margin-left="5.2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8cm" fo:text-indent="-0.635cm" fo:margin-left="5.8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3cm" fo:text-indent="-0.635cm" fo:margin-left="6.4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8cm" fo:text-indent="-0.635cm" fo:margin-left="7.12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048cm" fo:text-indent="-0.635cm" fo:margin-left="2.0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83cm" fo:text-indent="-0.635cm" fo:margin-left="2.68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18cm" fo:text-indent="-0.635cm" fo:margin-left="3.3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53cm" fo:text-indent="-0.635cm" fo:margin-left="3.9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88cm" fo:text-indent="-0.635cm" fo:margin-left="4.58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23cm" fo:text-indent="-0.635cm" fo:margin-left="5.22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58cm" fo:text-indent="-0.635cm" fo:margin-left="5.8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93cm" fo:text-indent="-0.635cm" fo:margin-left="6.4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28cm" fo:text-indent="-0.635cm" fo:margin-left="7.12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63cm" fo:text-indent="-0.635cm" fo:margin-left="7.763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SONWEB" text:name="CódigoServicio"/>
        <text:user-field-decl office:value-type="string" office:string-value="Single Sign On Web" text:name="Servicio"/>
      </text:user-field-decls>
      <text:p text:style-name="P46"/>
      <table:table table:name="Tabla1" table:style-name="Tabla1">
        <table:table-column table:style-name="Tabla1.A"/>
        <table:table-column table:style-name="Tabla1.B"/>
        <table:table-row table:style-name="Tabla1.1">
          <table:table-cell table:style-name="Tabla1.A1" table:number-columns-spanned="2" office:value-type="string">
            <text:p text:style-name="P6"><text:text-input text:description="Ref_Titulo" text:hint="Pulsa dos veces para incluir los datos">MODELO GLOBAL PARÁMETROS POR BB.DD. EN NAOS</text:text-input></text:p>
          </table:table-cell>
          <table:covered-table-cell/>
        </table:table-row>
        <table:table-row table:style-name="Tabla1.2">
          <table:table-cell table:style-name="Tabla1.A1" office:value-type="string">
            <text:p text:style-name="P16">Departamento:</text:p>
          </table:table-cell>
          <table:table-cell table:style-name="Tabla1.A1" office:value-type="string">
            <text:p text:style-name="P19"><text:bookmark-start text:name="Ref_Departamento"/><text:text-input text:description="Ref_Departamento">Sistemas de Información</text:text-input><text:bookmark-end text:name="Ref_Departamento"/></text:p>
          </table:table-cell>
        </table:table-row>
        <table:table-row table:style-name="Tabla1.2">
          <table:table-cell table:style-name="Tabla1.A1" office:value-type="string">
            <text:p text:style-name="P16">Área:</text:p>
          </table:table-cell>
          <table:table-cell table:style-name="Tabla1.A1" office:value-type="string">
            <text:p text:style-name="P19"><text:bookmark-start text:name="Ref_Area"/><text:text-input text:description="Ref_Area">Implantación SSII y Testing</text:text-input><text:bookmark-end text:name="Ref_Area"/></text:p>
          </table:table-cell>
        </table:table-row>
        <table:table-row table:style-name="Tabla1.2">
          <table:table-cell table:style-name="Tabla1.A1" office:value-type="string">
            <text:p text:style-name="P16">Tipo de documento:</text:p>
          </table:table-cell>
          <table:table-cell table:style-name="Tabla1.A1" office:value-type="string">
            <text:p text:style-name="P19"><text:bookmark-start text:name="Ref_TipoDocumento"/><text:text-input text:description="Ref_TipoDocumento">Documento de Servicio</text:text-input><text:bookmark-end text:name="Ref_TipoDocumento"/></text:p>
          </table:table-cell>
        </table:table-row>
        <table:table-row table:style-name="Tabla1.2">
          <table:table-cell table:style-name="Tabla1.A1" office:value-type="string">
            <text:p text:style-name="P16">Código:</text:p>
          </table:table-cell>
          <table:table-cell table:style-name="Tabla1.A1" office:value-type="string">
            <text:p text:style-name="P20"><text:bookmark-start text:name="Ref_CodigoDoc"/><text:text-input text:description="Ref_CodigoDoc">SDS-NAOS-xx-yyy</text:text-input><text:bookmark-end text:name="Ref_CodigoDoc"/></text:p>
          </table:table-cell>
        </table:table-row>
        <table:table-row table:style-name="Tabla1.2">
          <table:table-cell table:style-name="Tabla1.A1" office:value-type="string">
            <text:p text:style-name="P17">Edición:</text:p>
          </table:table-cell>
          <table:table-cell table:style-name="Tabla1.A1" office:value-type="string">
            <text:p text:style-name="P19"><text:bookmark-start text:name="Ref_Edicion"/>v<text:bookmark-end text:name="Ref_Edicion"/>01r00</text:p>
          </table:table-cell>
        </table:table-row>
        <table:table-row table:style-name="Tabla1.2">
          <table:table-cell table:style-name="Tabla1.A1" office:value-type="string">
            <text:p text:style-name="P15">Categoría:</text:p>
          </table:table-cell>
          <table:table-cell table:style-name="Tabla1.A1" office:value-type="string">
            <text:p text:style-name="P18"><text:bookmark-start text:name="Id_Categoria"/><text:text-input text:description="Id_Categoria" text:help="Limitado Internamente, Uso Interno, Abierto o Público, Cofidencial, Estrictamente Confidencial" text:hint="Publico, Uso Interno, Cofidencial, Estrictamente Confidencial">Uso Interno</text:text-input><text:bookmark-end text:name="Id_Categoria"/></text:p>
          </table:table-cell>
        </table:table-row>
        <table:table-row table:style-name="Tabla1.2">
          <table:table-cell table:style-name="Tabla1.A1" office:value-type="string">
            <text:p text:style-name="P17">Fecha:</text:p>
          </table:table-cell>
          <table:table-cell table:style-name="Tabla1.A1" office:value-type="string">
            <text:p text:style-name="P19"><text:bookmark-start text:name="Ref_FechaEdicion"/><text:text-input text:description="Ref_FechaEdicion">16/06/2015</text:text-input><text:bookmark-end text:name="Ref_FechaEdicion"/></text:p>
          </table:table-cell>
        </table:table-row>
        <table:table-row table:style-name="Tabla1.2">
          <table:table-cell table:style-name="Tabla1.A1" office:value-type="string">
            <text:p text:style-name="P16">Nº de Páginas:</text:p>
          </table:table-cell>
          <table:table-cell table:style-name="Tabla1.A1" office:value-type="string">
            <text:p text:style-name="P19"><text:page-number text:select-page="current">1</text:page-number> de <text:page-count style:num-format="1">9</text:page-count></text:p>
          </table:table-cell>
        </table:table-row>
      </table:table>
      <text:p text:style-name="P14"/>
      <text:p text:style-name="P23"/>
      <text:p text:style-name="P23"/>
      <text:p text:style-name="P23"/>
      <text:p text:style-name="P23"/>
      <text:p text:style-name="P23"/>
      <text:p text:style-name="Corp_20_-_20_Texto_20_normal"><draw:frame draw:style-name="fr1" draw:name="Marco1" text:anchor-type="paragraph" svg:x="0.03cm" svg:y="3.849cm" svg:width="16.468cm" draw:z-index="0"><draw:text-box fo:min-height="4.064cm"><table:table table:name="Tabla2" table:style-name="Tabla2"><table:table-column table:style-name="Tabla2.A" table:number-columns-repeated="3"/><table:table-column table:style-name="Tabla2.D"/><table:table-row table:style-name="Tabla2.1"><table:table-cell table:style-name="Tabla2.A1" office:value-type="string"><text:p text:style-name="P9">Elaborado</text:p></table:table-cell><table:table-cell table:style-name="Tabla2.A1" office:value-type="string"><text:p text:style-name="P9">Revisado</text:p></table:table-cell><table:table-cell table:style-name="Tabla2.A1" office:value-type="string"><text:p text:style-name="P9">Revisado</text:p></table:table-cell><table:table-cell table:style-name="Tabla2.D1" office:value-type="string"><text:p text:style-name="P9">Aprobado</text:p></table:table-cell></table:table-row><table:table-row table:style-name="Tabla2.2"><table:table-cell table:style-name="Tabla2.A2" office:value-type="string"><text:p text:style-name="P10">David Florián Sanz</text:p></table:table-cell><table:table-cell table:style-name="Tabla2.A2" office:value-type="string"><text:p text:style-name="P10"/></table:table-cell><table:table-cell table:style-name="Tabla2.A2" office:value-type="string"><text:p text:style-name="P10">Nombre</text:p></table:table-cell><table:table-cell table:style-name="Tabla2.D2" office:value-type="string"><text:p text:style-name="P10">Nombre</text:p></table:table-cell></table:table-row><table:table-row table:style-name="Tabla2.3"><table:table-cell table:style-name="Tabla2.A2" office:value-type="string"><text:p text:style-name="P10">Jefe Proyecto</text:p></table:table-cell><table:table-cell table:style-name="Tabla2.A2" office:value-type="string"><text:p text:style-name="P10">Responsable Proyecto</text:p></table:table-cell><table:table-cell table:style-name="Tabla2.A2" office:value-type="string"><text:p text:style-name="P10">Cargo</text:p></table:table-cell><table:table-cell table:style-name="Tabla2.D2" office:value-type="string"><text:p text:style-name="P10">Cargo</text:p></table:table-cell></table:table-row></table:table></draw:text-box></draw:frame></text:p>
      <text:p text:style-name="P47"/>
      <text:p text:style-name="Corp_20_-_20_Texto_20_normal"/>
      <text:p text:style-name="P26">HOJA DE CONTROL DE EDICIONES</text:p>
      <text:p text:style-name="Corp_20_-_20_Texto_20_normal"/>
      <text:p text:style-name="P25"/>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8">Nº Edición</text:p>
          </table:table-cell>
          <table:table-cell table:style-name="Tabla3.A1" office:value-type="string">
            <text:p text:style-name="P28">Fecha</text:p>
          </table:table-cell>
          <table:table-cell table:style-name="Tabla3.A1" office:value-type="string">
            <text:p text:style-name="P28">Editor</text:p>
          </table:table-cell>
          <table:table-cell table:style-name="Tabla3.D1" office:value-type="string">
            <text:p text:style-name="P28">Naturaleza de la edición</text:p>
          </table:table-cell>
        </table:table-row>
        <table:table-row table:style-name="Tabla3.2">
          <table:table-cell table:style-name="Tabla3.A2" office:value-type="string">
            <text:p text:style-name="P30">v01r00</text:p>
          </table:table-cell>
          <table:table-cell table:style-name="Tabla3.B2" office:value-type="date" office:date-value="2015-06-16">
            <text:p text:style-name="P24">16/06/15</text:p>
          </table:table-cell>
          <table:table-cell table:style-name="Tabla3.A2" office:value-type="string">
            <text:p text:style-name="P22">David Florián Sanz</text:p>
          </table:table-cell>
          <table:table-cell table:style-name="Tabla3.D2" office:value-type="string">
            <text:p text:style-name="P21">Creación del documento</text:p>
          </table:table-cell>
        </table:table-row>
        <table:table-row table:style-name="Tabla3.2">
          <table:table-cell table:style-name="Tabla3.A2" office:value-type="string">
            <text:p text:style-name="P30"/>
          </table:table-cell>
          <table:table-cell table:style-name="Tabla3.B2">
            <text:p text:style-name="P24"/>
          </table:table-cell>
          <table:table-cell table:style-name="Tabla3.A2" office:value-type="string">
            <text:p text:style-name="P22"/>
          </table:table-cell>
          <table:table-cell table:style-name="Tabla3.D2" office:value-type="string">
            <text:p text:style-name="P21"/>
          </table:table-cell>
        </table:table-row>
        <table:table-row table:style-name="Tabla3.2">
          <table:table-cell table:style-name="Tabla3.A2" office:value-type="string">
            <text:p text:style-name="P30"/>
          </table:table-cell>
          <table:table-cell table:style-name="Tabla3.B2">
            <text:p text:style-name="P24"/>
          </table:table-cell>
          <table:table-cell table:style-name="Tabla3.A2" office:value-type="string">
            <text:p text:style-name="P22"/>
          </table:table-cell>
          <table:table-cell table:style-name="Tabla3.D2" office:value-type="string">
            <text:p text:style-name="P21"/>
          </table:table-cell>
        </table:table-row>
        <table:table-row table:style-name="Tabla3.2">
          <table:table-cell table:style-name="Tabla3.A2" office:value-type="string">
            <text:p text:style-name="P30"/>
          </table:table-cell>
          <table:table-cell table:style-name="Tabla3.B2">
            <text:p text:style-name="P24"/>
          </table:table-cell>
          <table:table-cell table:style-name="Tabla3.A2" office:value-type="string">
            <text:p text:style-name="P22"/>
          </table:table-cell>
          <table:table-cell table:style-name="Tabla3.D2" office:value-type="string">
            <text:p text:style-name="P21"/>
          </table:table-cell>
        </table:table-row>
        <table:table-row table:style-name="Tabla3.2">
          <table:table-cell table:style-name="Tabla3.A2" office:value-type="string">
            <text:p text:style-name="P30"/>
          </table:table-cell>
          <table:table-cell table:style-name="Tabla3.B2">
            <text:p text:style-name="P24"/>
          </table:table-cell>
          <table:table-cell table:style-name="Tabla3.A2" office:value-type="string">
            <text:p text:style-name="P22"/>
          </table:table-cell>
          <table:table-cell table:style-name="Tabla3.D2" office:value-type="string">
            <text:p text:style-name="P21"/>
          </table:table-cell>
        </table:table-row>
        <table:table-row table:style-name="Tabla3.2">
          <table:table-cell table:style-name="Tabla3.A2" office:value-type="string">
            <text:p text:style-name="P30"/>
          </table:table-cell>
          <table:table-cell table:style-name="Tabla3.B2">
            <text:p text:style-name="P24"/>
          </table:table-cell>
          <table:table-cell table:style-name="Tabla3.A2" office:value-type="string">
            <text:p text:style-name="P22"/>
          </table:table-cell>
          <table:table-cell table:style-name="Tabla3.D2" office:value-type="string">
            <text:p text:style-name="P21"/>
          </table:table-cell>
        </table:table-row>
      </table:table>
      <text:p text:style-name="Corp_20_-_20_Texto_20_normal"/>
      <text:p text:style-name="Corp_20_-_20_Texto_20_normal"/>
      <table:table table:name="Tabla4" table:style-name="Tabla4">
        <table:table-column table:style-name="Tabla4.A"/>
        <table:table-row table:style-name="Tabla4.1">
          <table:table-cell table:style-name="Tabla4.A1" office:value-type="string">
            <text:p text:style-name="P27">Detalles de los cambios de la última edición:</text:p>
          </table:table-cell>
        </table:table-row>
        <table:table-row table:style-name="Tabla4.2">
          <table:table-cell table:style-name="Tabla4.A2" office:value-type="string">
            <text:list xml:id="list7727559149265613021" text:style-name="L1">
              <text:list-item>
                <text:p text:style-name="P45">Creación del documento.</text:p>
              </text:list-item>
            </text:list>
            <text:p text:style-name="P22"/>
          </table:table-cell>
        </table:table-row>
      </table:table>
      <text:p text:style-name="Corp_20_-_20_Texto_20_normal"/>
      <text:p text:style-name="P13"/>
      <text:h text:style-name="Heading_20_1" text:outline-level="1"><text:bookmark-start text:name="__RefHeading__43459_1254540046"/>ÍNDICE<text:bookmark-end text:name="__RefHeading__43459_1254540046"/></text:h>
      <text:p text:style-name="Standard"/>
      <text:table-of-content text:style-name="Sect1" text:name="Índice de contenido1">
        <text:table-of-content-source text:outline-level="5"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4"><text:a xlink:type="simple" xlink:href="#__RefHeading__43459_1254540046">0 ÍNDICE<text:tab/>3</text:a></text:p>
          <text:p text:style-name="P44"><text:a xlink:type="simple" xlink:href="#__RefHeading__43461_1254540046">1 OBJETO<text:tab/>4</text:a></text:p>
          <text:p text:style-name="P44"><text:a xlink:type="simple" xlink:href="#__RefHeading__16166_1464477022">2 Modelo Global<text:tab/>4</text:a></text:p>
          <text:p text:style-name="P38"><text:a xlink:type="simple" xlink:href="#__RefHeading__17509_230350683">2.1 Descripción<text:tab/>4</text:a></text:p>
          <text:p text:style-name="P38"><text:a xlink:type="simple" xlink:href="#__RefHeading__17511_230350683">2.2 Tablas en Base de Datos<text:tab/>5</text:a></text:p>
          <text:p text:style-name="P38"><text:a xlink:type="simple" xlink:href="#__RefHeading__9687_1728462791">2.3 Procedimientos de Uso<text:tab/>5</text:a></text:p>
          <text:p text:style-name="P40"><text:a xlink:type="simple" xlink:href="#__RefHeading__9689_1728462791">2.3.1 Asignación a un procedimiento nuevo<text:tab/>6</text:a></text:p>
          <text:p text:style-name="P40"><text:a xlink:type="simple" xlink:href="#__RefHeading__9691_1728462791">2.3.2 Asignación a un procedimiento ya en uso<text:tab/>7</text:a></text:p>
          <text:p text:style-name="P40"><text:a xlink:type="simple" xlink:href="#__RefHeading__9922_1728462791">2.3.3 Cambios en el uso de parámetros en un Servicio + Operación<text:tab/>8</text:a></text:p>
          <text:p text:style-name="P40"><text:a xlink:type="simple" xlink:href="#__RefHeading__9693_1728462791">2.3.4 Impacto por una nueva versión del procedimiento<text:tab/>8</text:a></text:p>
          <text:p text:style-name="P38"><text:a xlink:type="simple" xlink:href="#__RefHeading__17515_230350683">2.4 Clase para la gestión de parámetros<text:tab/>9</text:a></text:p>
        </text:index-body>
      </text:table-of-content>
      <text:p text:style-name="P29"/>
      <text:p text:style-name="Corp_20_-_20_Texto_20_normal"/>
      <text:p text:style-name="P13"/>
      <text:h text:style-name="Heading_20_1" text:outline-level="1"><text:bookmark-start text:name="__RefHeading__43461_1254540046"/>OBJETO<text:bookmark-end text:name="__RefHeading__43461_1254540046"/></text:h>
      <text:p text:style-name="P31">Descripción del modelo de uso de parámetros de procedimientos de NAOS mediante su gestión por clase externa y base de datos.</text:p>
      <text:p text:style-name="P31"/>
      <text:h text:style-name="P41" text:outline-level="1"><text:bookmark-start text:name="__RefHeading__16166_1464477022"/>Modelo Global<text:bookmark-end text:name="__RefHeading__16166_1464477022"/></text:h>
      <text:h text:style-name="P42" text:outline-level="2"><text:bookmark-start text:name="__RefHeading__17509_230350683"/>Descripción<text:bookmark-end text:name="__RefHeading__17509_230350683"/></text:h>
      <text:p text:style-name="P31">Los parámetros que puede utilizar un procedimiento en NAOS se definen en un fichero xml asociado al procedimiento. En dicho fichero se declaran los parámetros y se detallan las diferentes tareas que los tratarán. </text:p>
      <text:p text:style-name="P31">La opción más elemental para utilizar los parámetros en fase es declararlos de manera estática en el fichero de parámetros en las diferentes tareas que tenga el procedimiento. En cada caso, para los parámetros se ha de indicar de qué forma van a ser usados: obligatorio (true/false), inhabilitado (1/0). </text:p>
      <text:p text:style-name="P31">Una alternativa avanzada para el uso de parámetros en fase consiste en, una vez declarados los parámetros globales en el fichero xml de parámetros, cargarlos de manera externa con una clase java.</text:p>
      <text:p text:style-name="P31">Para la gestión de parámetros, se implementa un modelo de datos adicional al de NAOS 3 para gestionar qué parámetros se cargarán mediante clase externa en las diferentes fases que tenga definido un procedimiento. Los requisitos a tener en cuenta son:</text:p>
      <text:list xml:id="list197184326059542997" text:style-name="L2">
        <text:list-item>
          <text:p text:style-name="P48">Los parámetros han de estar declarados como globales en el fichero de parámetros asociado al procedimiento.</text:p>
        </text:list-item>
        <text:list-item>
          <text:p text:style-name="P48">Se han de conocer los identificadores asociados en el esquema SDK de NAOS de los diferentes servicios y operaciones que hagan uso del procedimiento.</text:p>
        </text:list-item>
        <text:list-item>
          <text:p text:style-name="P48">Se ha de conocer la versión del procedimiento.</text:p>
        </text:list-item>
        <text:list-item>
          <text:p text:style-name="P48">Se ha de conocer el nombre de las tareas en fase del procedimiento.</text:p>
        </text:list-item>
        <text:list-item>
          <text:p text:style-name="P48">Utilizar una clase externa para cargar los parámetros, leyéndolos de base de datos.</text:p>
        </text:list-item>
        <text:list-item>
          <text:p text:style-name="P48">En el caso de que un procedimiento tenga declarada una tarea y mediante el uso de este modelo no se le asocie ningún parámetro a la tarea, en caso de ser la tarea de registro, dicha tarea no aparecerá; sin embargo, si se trata de una tarea en la metafase de resolución, la tarea aparecerá en el servicedesk de NAOS vacía.</text:p>
        </text:list-item>
      </text:list>
      <text:p text:style-name="P32">Con carácter general, no se recomienda dejar versiones nuevas de un procedimiento no activas, por lo que las actuaciones han de enfocarse con la visión de realizar todas las tareas que sean posibles antes de subir una nueva versión de un procedimiento.</text:p>
      <text:p text:style-name="P32"/>
      <text:h text:style-name="P42" text:outline-level="2"><text:bookmark-start text:name="__RefHeading__17511_230350683"/><text:soft-page-break/>Tablas en Base de Datos<text:bookmark-end text:name="__RefHeading__17511_230350683"/></text:h>
      <text:p text:style-name="P31">Se ha de crear el esquema NAOS_SUITE_PARAM_EXTENSION con las siguientes tablas:</text:p>
      <text:list xml:id="list5440300887510156114" text:style-name="L3">
        <text:list-item>
          <text:p text:style-name="P49">CRITERIOS_PARAMETROS:</text:p>
        </text:list-item>
      </text:list>
      <text:list xml:id="list273362587811134007" text:style-name="L4">
        <text:list-item>
          <text:list>
            <text:list-item>
              <text:p text:style-name="P50">ID_CRITERIO: índice de la tabla.</text:p>
            </text:list-item>
            <text:list-item>
              <text:p text:style-name="P50">ID_SERVICIO: identificador del servicio en la tabla SDK_ITSERVICE.</text:p>
            </text:list-item>
            <text:list-item>
              <text:p text:style-name="P50">ID_OPERACION: identificador de la operación en la tabla SDK_OPERATION.</text:p>
            </text:list-item>
            <text:list-item>
              <text:p text:style-name="P50">TX_TAREA: etiqueta larga de la tarea en el flujo.</text:p>
            </text:list-item>
            <text:list-item>
              <text:p text:style-name="P50">ID_SERVICEVERSION: versión del procedimiento en SDK_SERVICEVERSION.</text:p>
            </text:list-item>
          </text:list>
        </text:list-item>
        <text:list-item>
          <text:p text:style-name="P50">PARAMETROS:</text:p>
          <text:list>
            <text:list-item>
              <text:p text:style-name="P50">ID_PARAMETROS: índice secuencial de la tabla.</text:p>
            </text:list-item>
            <text:list-item>
              <text:p text:style-name="P50">NOMBRE: Nombre del parámetro, que de estar declarado en el fichero xml de parámetros asociado al procedimiento.</text:p>
            </text:list-item>
            <text:list-item>
              <text:p text:style-name="P50">OBLIGATORIO: 1 = obligatorio; 0 = no obligatorio.</text:p>
            </text:list-item>
            <text:list-item>
              <text:p text:style-name="P50">INHABILITADO: 1 = inhabilitado; 0 = habilitado.</text:p>
            </text:list-item>
            <text:list-item>
              <text:p text:style-name="P50">NU_FKCRITERIOS: relación con el ID_CRITERIO de la tabla CRITERIOS_PARAMETROS.</text:p>
            </text:list-item>
            <text:list-item>
              <text:p text:style-name="P50">TX_ORDEN: posición en la que se cargará el parámetro dentro de la tarea.</text:p>
            </text:list-item>
          </text:list>
        </text:list-item>
      </text:list>
      <text:p text:style-name="P31"/>
      <text:p text:style-name="P31">Para la creación de las tablas anteriores se han de seguir los siguientes casos:</text:p>
      <text:list xml:id="list2104044279746356935" text:style-name="L5">
        <text:list-item>
          <text:p text:style-name="P51">Ejecución del script 00-CREAR_ESQUEMA_NAOS_SUITE_PARAM_EXTENSION.sql</text:p>
        </text:list-item>
        <text:list-item>
          <text:p text:style-name="P51">Ejecución del script 01-CREAR_TABLAS_PARAMETROS_NAOS_SUITE_PARAM_EXTENSION.sql para la creación de las tablas en el esquema.</text:p>
        </text:list-item>
        <text:list-item>
          <text:p text:style-name="P51">Ejecución del script 02-PERMISOS_Y_SINONIMOS.sql, previa verificación del nombre del esquema de base de datos de NAOS. Por defecto, en el script se contempla NAOS_SUITE.</text:p>
        </text:list-item>
      </text:list>
      <text:p text:style-name="P31"/>
      <text:h text:style-name="P42" text:outline-level="2"><text:bookmark-start text:name="__RefHeading__9687_1728462791"/>Procedimientos de Uso<text:bookmark-end text:name="__RefHeading__9687_1728462791"/></text:h>
      <text:p text:style-name="P32">Con carácter general, para actuar sobre el modelo se necesita conocer los identificadores asociados al servicio (tabla SDK_ITSERVICE) y a las operaciones (tabla SDK_OPERATION). Dichos identificadores se pueden conocer realizando las siguientes consultas en base de datos de NAOS:</text:p>
      <text:p text:style-name="P34">SELECT ID_ITSERVICE FROM SDK_SERVICE</text:p>
      <text:p text:style-name="P33"><text:span text:style-name="T7">WHERE TX_NAME='</text:span><text:span text:style-name="T8">Nombre_del_Servicio</text:span><text:span text:style-name="T7">';</text:span></text:p>
      <text:p text:style-name="P34"/>
      <text:p text:style-name="P34"><text:soft-page-break/>SELECT ID_OPERATION FROM SDK_OPERATION</text:p>
      <text:p text:style-name="P35"><text:span text:style-name="T7">WHERE TX_NAME='</text:span><text:span text:style-name="T8">Nombre_de_la_Operación</text:span><text:span text:style-name="T7">';</text:span></text:p>
      <text:p text:style-name="P4"/>
      <text:h text:style-name="P39" text:outline-level="3"><text:bookmark-start text:name="__RefHeading__9689_1728462791"/>Asignación a un procedimiento nuevo<text:bookmark-end text:name="__RefHeading__9689_1728462791"/></text:h>
      <text:p text:style-name="P32">Para asignar un servicio+operación a un procedimiento de nueva creación se han de seguir los siguientes pasos:</text:p>
      <text:list xml:id="list4668718053312697341" text:style-name="L6">
        <text:list-item>
          <text:p text:style-name="P54">Del fichero xml asociado al flujo del procedimiento, tomar el atributo “nombre”, que corresponde con el valor que tomará el campo TX_WFNAME en la tabla SDK_SERVICEVERSION.</text:p>
        </text:list-item>
        <text:list-item>
          <text:p text:style-name="P54">Cargar el procedimiento desde el servicedesk de NAOS.</text:p>
        </text:list-item>
        <text:list-item>
          <text:p text:style-name="P54">No habilitar ninguna regla de clasificación hacia el procedimiento hasta no haber realizado los siguientes pasos.</text:p>
        </text:list-item>
        <text:list-item>
          <text:p text:style-name="P54">Carga de parámetros por base de datos:</text:p>
          <text:list>
            <text:list-item>
              <text:p text:style-name="P60">Consultar el ID_SERVICEVERSION asociado al nuevo procedimiento. Este id habrá de usarse como referencia en la tabla CRITERIOS_PARAMETROS del esquema NAOS_SUITE_PARAM_EXTENSION.</text:p>
              <text:list>
                <text:list-header>
                  <text:p text:style-name="P63">SELECT ID_SERVICEVERSION FROM SDK_SERVICEVERSION</text:p>
                  <text:p text:style-name="P56">WHERE TX_WFNAME='atributo_nombre_del_xml_del_flujo';</text:p>
                </text:list-header>
              </text:list>
            </text:list-item>
            <text:list-item>
              <text:p text:style-name="P61">Generar un registro en la tabla CRITERIOS_PARAMETROS para el servicio, operación y versión del procedimiento, por cada tarea definida en el flujo (entre ellas, la tarea de registro).</text:p>
            </text:list-item>
          </text:list>
        </text:list-item>
      </text:list>
      <text:p text:style-name="P36"><text:span text:style-name="T7">INSERT INTO CRITERIOS_PARAMETROS (ID_CRITERIO,ID_SERVICIO,ID_OPERACION,TX_TAREA,ID_SERVICEVERSION) values ('</text:span><text:span text:style-name="T9">CC</text:span><text:span text:style-name="T7">','</text:span><text:span text:style-name="T9">SS</text:span><text:span text:style-name="T7">','</text:span><text:span text:style-name="T9">OO</text:span><text:span text:style-name="T7">','</text:span><text:span text:style-name="T9">TT</text:span><text:span text:style-name="T7">','</text:span><text:span text:style-name="T9">SV</text:span><text:span text:style-name="T7">');</text:span></text:p>
      <text:p text:style-name="P37">Donde:</text:p>
      <text:list xml:id="list2622290417895268630" text:style-name="L7">
        <text:list-item>
          <text:p text:style-name="P57"><text:span text:style-name="T9">CC</text:span><text:span text:style-name="T7">: id en la tabla de CRITERIOS_PARAMETROS: habrá de ponerse uno no existente. (Nota: en la tabla no se ha definido un secuencial para dejar abierta la posibilidad a generar los insert en la tabla de PARAMETROS con un identificador </text:span><text:span text:style-name="T7">de criterio definido y que previamente se vea que no existe en la tabla de CRITERIOS).</text:span></text:p>
        </text:list-item>
        <text:list-item>
          <text:p text:style-name="P57"><text:span text:style-name="T9">SS</text:span><text:span text:style-name="T7">: resultado de la consulta: SELECT ID_ITSERVICE FROM SDK_SERVICE WHERE TX_NAME='Nombre_del_Servicio';</text:span></text:p>
        </text:list-item>
        <text:list-item>
          <text:p text:style-name="P57"><text:span text:style-name="T9">OO</text:span><text:span text:style-name="T7">: resultado de la consulta SELECT ID_OPERATION FROM SDK_OPERATION WHERE TX_NAME='Nombre_de_la_Operación';</text:span></text:p>
        </text:list-item>
        <text:list-item>
          <text:p text:style-name="P57"><text:span text:style-name="T9">TT</text:span><text:span text:style-name="T7">: etiqueta larga de la tarea en el xml asociado al flujo del procedimiento.</text:span></text:p>
        </text:list-item>
        <text:list-item>
          <text:p text:style-name="P57"><text:soft-page-break/><text:span text:style-name="T9">SV</text:span><text:span text:style-name="T7">: resultado de la consulta descrita en el punto anterior: SELECT ID_SERVICEVERSION FROM SDK_SERVICEVERSION WHERE TX_WFNAME='atributo_nombre_del_xml_del_flujo';</text:span></text:p>
        </text:list-item>
      </text:list>
      <text:list xml:id="list30474651" text:continue-list="list4668718053312697341" text:style-name="L6">
        <text:list-item>
          <text:list>
            <text:list-item>
              <text:p text:style-name="P61">Una vez insertado el registro en la tabla CRITERIOS_PARAMETROS, se ha de insertar un registro en la tabla PARAMETROS del mismo esquema por cada uso que se dé a un parámetro en las diferentes tareas del procedimiento, teniendo en cuenta la estructura de la tabla (descrita en el apartado anterior). </text:p>
              <text:p text:style-name="P61">Como restricción, sólo se pueden utilizar parámetros definidos como variables globales en el fichero xml de parámetros asociado a la versión del procedimiento.</text:p>
              <text:p text:style-name="P61">A modo de ejemplo, para un procedimiento con dos parámetros (Marca y Modelo) a utilizar en el registro, el primero obligatorio y el segundo opcional, para una versión de servicio con id=43:</text:p>
              <text:p text:style-name="P62"><text:span text:style-name="T7">INSERT INTO PARAMETROS (NOMBRE,OBLIGATORIO,INHABILITADO,NU_FKCRITERIOS,TX_ORDEN) values ('Marca','1','0','</text:span><text:span text:style-name="T10">43</text:span><text:span text:style-name="T7">','1');</text:span></text:p>
              <text:p text:style-name="P62"><text:span text:style-name="T7">INSERT INTO PARAMETROS (NOMBRE,OBLIGATORIO,INHABILITADO,NU_FKCRITERIOS,TX_ORDEN) values ('Modelo','0','0','</text:span><text:span text:style-name="T10">43</text:span><text:span text:style-name="T7">','2');</text:span></text:p>
            </text:list-item>
            <text:list-item>
              <text:p text:style-name="P62"><text:span text:style-name="T7">Una vez insertados los registros necesarios, se pueden configurar las reglas de clasificación y de acceso.</text:span></text:p>
              <text:p text:style-name="P64"/>
            </text:list-item>
          </text:list>
        </text:list-item>
      </text:list>
      <text:h text:style-name="P39" text:outline-level="3"><text:bookmark-start text:name="__RefHeading__9691_1728462791"/>Asignación a un procedimiento ya en uso<text:bookmark-end text:name="__RefHeading__9691_1728462791"/></text:h>
      <text:p text:style-name="P32">Para asignar una nueva dupla de servicio y operación a un procedimiento que del que ya se esté haciendo uso siendo gestionado sus parámetros por base de datos, el procedimiento es el siguiente:</text:p>
      <text:list xml:id="list30499372" text:continue-list="list30474651" text:style-name="L6">
        <text:list-item text:start-value="1">
          <text:p text:style-name="P55"><text:span text:style-name="T7">Del fichero xml asociado al flujo activo del procedimiento, tomar el atributo “nombre” e identificar el ID_SERVICEVERSION en la tabla SDK_SERVICEVERSION. </text:span>Este id habrá de usarse como referencia en la tabla CRITERIOS_PARAMETROS del esquema NAOS_SUITE_PARAM_EXTENSION.</text:p>
          <text:list>
            <text:list-header>
              <text:p text:style-name="P63">SELECT ID_SERVICEVERSION FROM SDK_SERVICEVERSION</text:p>
              <text:p text:style-name="P56">WHERE TX_WFNAME='atributo_nombre_del_xml_del_flujo';</text:p>
            </text:list-header>
          </text:list>
        </text:list-item>
        <text:list-item>
          <text:p text:style-name="P58">Generar un registro en la tabla CRITERIOS_PARAMETROS para el servicio, operación y versión del procedimiento, por cada tarea definida en el flujo (entre ellas, la tarea de registro), de manera análoga al caso de uso de asignación a un procedimiento nuevo.</text:p>
        </text:list-item>
        <text:list-item>
          <text:p text:style-name="P58">Una vez insertado el registro en la tabla CRITERIOS_PARAMETROS, se ha de insertar un registro en la tabla PARAMETROS del mismo esquema por cada uso que se dé a un parámetro en las <text:soft-page-break/>diferentes tareas del procedimiento, teniendo en cuenta la estructura de la tabla (descrita en el apartado anterior). </text:p>
        </text:list-item>
      </text:list>
      <text:p text:style-name="P66"><text:span text:style-name="T7">Como restricción, sólo se pueden utilizar parámetros definidos como variables globales en el fichero xml de parámetros asociado a la versión del procedimiento.</text:span></text:p>
      <text:p text:style-name="P65"><text:span text:style-name="T7"/></text:p>
      <text:h text:style-name="P39" text:outline-level="3"><text:bookmark-start text:name="__RefHeading__9922_1728462791"/>Cambios en el uso de parámetros en un Servicio + Operación<text:bookmark-end text:name="__RefHeading__9922_1728462791"/></text:h>
      <text:p text:style-name="P65"><text:span text:style-name="T7">Se contemplan los siguientes escenarios:</text:span></text:p>
      <text:list xml:id="list4860164137206526223" text:style-name="L14">
        <text:list-item>
          <text:p text:style-name="P59"><text:span text:style-name="T7">Dejar de usar un parámetro: se habrá de eliminar la referencia correspondiente en la tabla PARAMETROS, siguiendo la lógica descrita en los apartados anteriores.</text:span></text:p>
        </text:list-item>
        <text:list-item>
          <text:p text:style-name="P59"><text:span text:style-name="T7">Añadir algún parámetro: se habrá de incorporar el correspondiente registro en la tabla de PARAMETROS siguiendo los pasos descritos anteriormente. Nota: tal y como se señaló en la descripción del modelo, el parámetro a añadir ha de estar declarado en el fichero xml asociado a la versión del procedimiento.</text:span></text:p>
        </text:list-item>
        <text:list-item>
          <text:p text:style-name="P59"><text:span text:style-name="T7">Modificar la forma de uso de un parámetro: para modificar si un parámetro es o no obligatorio, o si está habilitado o no, se ha de editar el registro asociado en la tabla PARAMETROS, siguiendo la lógica descrita en los puntos anteriores.</text:span></text:p>
        </text:list-item>
        <text:list-item>
          <text:p text:style-name="P59"><text:span text:style-name="T7">Modificar el orden de los parámetros: se habrán de modificar los registros correspondientes a los parámetros cuyo orden se desea alterar.</text:span></text:p>
        </text:list-item>
      </text:list>
      <text:p text:style-name="P32"/>
      <text:h text:style-name="P39" text:outline-level="3"><text:bookmark-start text:name="__RefHeading__9693_1728462791"/>Impacto por una nueva versión del procedimiento<text:bookmark-end text:name="__RefHeading__9693_1728462791"/></text:h>
      <text:p text:style-name="P32">En el caso de que se genere una nueva versión del procedimiento (bien por cambios en el flujo, bien por cambios en los parámetros declarados en el xml de parámetros del procedimiento), al cargarse el procedimiento en NAOS se genera una nueva versión del mismo en la tabla SDK_SERVICEVERSION.</text:p>
      <text:p text:style-name="P32">A los efectos, se habrán de repetir los pasos descritos en el apartado de “Asignación a un procedimiento nuevo”, para que los tiques abiertos con la versión antigua mantengan los parámetros.</text:p>
      <text:p text:style-name="P32">Para facilitar la inserción de registros en la tabla de PARAMETROS, se recomienda consultar en la tabla de PARAMETROS los registros asociados al criterio correspondiente a la versión anterior del procedimiento, generar los insert de BB.DD. asociados a dichos registros y modificar la referencia al criterio.</text:p>
      <text:p text:style-name="P32">En caso de no haber tiques creados con una versión anterior, se podría realizar un UPDATE sobre el registro asociados en la tabla CRITERIOS_PARAMETROS, debiéndose actuar sobre la tabla PARAMETROS únicamente en aquellos parámetros que pudieran haber cambiado respecto a la versión anterior del procedimiento.</text:p>
      <text:p text:style-name="P32"/>
      <text:p text:style-name="P32"/>
      <text:h text:style-name="P43" text:outline-level="2"><text:bookmark-start text:name="__RefHeading__17515_230350683"/><text:soft-page-break/><text:span text:style-name="T7">Clase para la gestión de parámetros</text:span><text:bookmark-end text:name="__RefHeading__17515_230350683"/></text:h>
      <text:p text:style-name="P31">Para la carga y uso de parámetros por clase externa, se han de cargar en el entorno las siguientes clases:</text:p>
      <text:list xml:id="list2336050362513689998" text:style-name="L11">
        <text:list-item>
          <text:p text:style-name="P52">EXT_CHAP_Entrega0.jar: esta clase gestiona los eventos de NAOS, del que usará el pretarea para cargar los parámetros en las tareas en fase.</text:p>
        </text:list-item>
        <text:list-item>
          <text:p text:style-name="P52">EXT_CARGA_PARAMBBDDSSHH_V0.jar: clase que gestiona las consultas en las tablas creadas en el esquema NAOS_SUITE_PARAM_EXTENSION para obtener en cada caso los parámetros a cargar, el orden, si son obligatorios o no y si están habilitados o inhabilitados. Importante: en esta clase se habrá de modificar el fichero 'DEXTPLUS_accesoBD.properties' <text:s/>incluido en la librería 'EXT_CARGA_PARAMBBDD_V0.jar' con la cadena de <text:s/>conexión al esquema avanzado NAOS_SUITE_PARAM_EXTENSION que debe ser creado previamente.</text:p>
        </text:list-item>
      </text:list>
      <text:p text:style-name="P31"/>
      <text:p text:style-name="P31"/>
      <text:p text:style-name="P31"/>
      <text:p text:style-name="Corp_20_-_20_Texto_20_normal"/>
      <text:p text:style-name="Corp_20_-_20_Texto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NewsGotT" svg:font-family="NewsGot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sGotT"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paragraph-properties fo:text-align="justify" style:justify-single-word="false" fo:hyphenation-ladder-count="no-limit">
        <style:tab-stops>
          <style:tab-stop style:position="-1.27cm"/>
          <style:tab-stop style:position="0cm"/>
        </style:tab-stops>
      </style:paragraph-properties>
      <style:text-properties style:font-name="NewsGotT" fo:letter-spacing="-0.005cm" fo:language="es" fo:country="ES" style:font-size-complex="10pt"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keep-with-next="always">
        <style:tab-stops>
          <style:tab-stop style:position="0.953cm"/>
        </style:tab-stops>
      </style:paragraph-properties>
      <style:text-properties fo:text-transform="uppercase" style:font-name="NewsGotT" fo:font-weight="bold" style:letter-kerning="true" style:font-weight-asian="bold" style:font-size-complex="10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text-indent="0cm" style:auto-text-indent="false" fo:keep-with-next="always" style:text-autospace="none"/>
      <style:text-properties style:font-name="NewsGotT" fo:font-weight="bold" style:font-weight-asian="bold" style:font-size-complex="9.5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fo:text-indent="0cm" style:auto-text-indent="false" fo:keep-with-next="always" style:text-autospace="none"/>
      <style:text-properties style:font-name="NewsGotT" fo:font-weight="bold" style:font-weight-asian="bold" style:font-size-complex="10pt" style:font-weight-complex="bold"/>
    </style:style>
    <style:style style:name="Heading_20_4" style:display-name="Heading 4" style:family="paragraph" style:parent-style-name="Standard" style:next-style-name="Corp_20_-_20_Texto_20_normal" style:default-outline-level="4" style:class="text">
      <style:paragraph-properties fo:margin-left="0cm" fo:margin-right="0cm" fo:margin-top="0.212cm" fo:margin-bottom="0.212cm" fo:text-indent="0cm" style:auto-text-indent="false" fo:keep-with-next="always" style:text-autospace="none"/>
      <style:text-properties style:font-name="NewsGotT" fo:font-style="italic" style:font-style-asian="italic" style:font-name-complex="Arial" style:font-size-complex="10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212cm" fo:text-align="justify" style:justify-single-word="false" fo:text-indent="0cm" style:auto-text-indent="false" fo:keep-with-next="always"/>
      <style:text-properties style:font-name="NewsGotT" fo:font-style="italic" style:font-style-asian="italic" style:font-style-complex="italic"/>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fo:keep-with-next="always" style:text-autospace="none"/>
      <style:text-properties style:font-name="NewsGotT" fo:font-style="italic" style:font-style-asian="italic" style:font-name-complex="Arial" style:font-size-complex="10pt" style:font-style-complex="italic"/>
    </style:style>
    <style:style style:name="Heading_20_7" style:display-name="Heading 7" style:family="paragraph" style:parent-style-name="Standard" style:next-style-name="Standard" style:default-outline-level="7" style:class="text">
      <style:paragraph-properties fo:margin-left="0cm" fo:margin-right="0cm" fo:margin-top="0.212cm" fo:margin-bottom="0.212cm" fo:text-indent="0cm" style:auto-text-indent="false"/>
      <style:text-properties style:font-name="NewsGotT" fo:font-style="italic" style:font-style-asian="italic" style:font-size-complex="10pt" style:font-style-complex="italic"/>
    </style:style>
    <style:style style:name="Heading_20_8" style:display-name="Heading 8" style:family="paragraph" style:parent-style-name="Standard" style:next-style-name="Standard" style:default-outline-level="8" style:class="text">
      <style:paragraph-properties fo:margin-left="0cm" fo:margin-right="0cm" fo:margin-top="0.212cm" fo:margin-bottom="0.212cm" fo:text-indent="0cm" style:auto-text-indent="false"/>
      <style:text-properties style:font-name="NewsGotT" fo:font-style="italic" style:font-style-asian="italic" style:font-size-complex="10pt"/>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rp_20_-_20_Titulo_20_1" style:display-name="Corp - Titulo 1" style:family="paragraph">
      <style:paragraph-properties fo:line-height="150%" fo:text-align="justify" style:justify-single-word="false" fo:orphans="2" fo:widows="2" style:text-autospace="none"/>
      <style:text-properties fo:text-transform="uppercase" style:use-window-font-color="true" style:font-name="NewsGotT" fo:font-size="12pt" fo:language="es" fo:country="ES" fo:font-weight="bold" style:font-name-asian="Arial" style:font-size-asian="12pt" style:font-weight-asian="bold" style:font-name-complex="Times New Roman" style:font-size-complex="10pt" style:language-complex="ar" style:country-complex="SA"/>
    </style:style>
    <style:style style:name="Corp_20_-_20_Titulo_20_2" style:display-name="Corp - Titulo 2" style:family="paragraph">
      <style:paragraph-properties fo:line-height="150%" fo:text-align="justify" style:justify-single-word="false" fo:orphans="2" fo:widows="2" style:text-autospace="none"/>
      <style:text-properties style:use-window-font-color="true" style:font-name="NewsGotT" fo:font-size="12pt" fo:language="es" fo:country="ES" fo:font-weight="bold" style:font-name-asian="Arial" style:font-size-asian="12pt" style:font-weight-asian="bold" style:font-name-complex="Times New Roman" style:font-size-complex="10pt" style:language-complex="ar" style:country-complex="SA"/>
    </style:style>
    <style:style style:name="Corp_20_-_20_Titulo_20_3" style:display-name="Corp - Titulo 3" style:family="paragraph">
      <style:paragraph-properties fo:margin-left="1.501cm" fo:margin-right="0cm" fo:margin-top="0cm" fo:margin-bottom="0cm" fo:line-height="150%" fo:text-align="justify" style:justify-single-word="false" fo:orphans="2" fo:widows="2" fo:text-indent="0cm" style:auto-text-indent="false" style:text-autospace="none"/>
      <style:text-properties style:use-window-font-color="true" style:font-name="NewsGotT" fo:font-size="12pt" fo:language="es" fo:country="ES" fo:font-style="italic" style:font-name-asian="Arial" style:font-size-asian="12pt" style:font-style-asian="italic" style:font-name-complex="Times New Roman" style:font-size-complex="10pt" style:language-complex="ar" style:country-complex="SA"/>
    </style:style>
    <style:style style:name="Corp_20_-_20_Texto_20_normal" style:display-name="Corp - Texto normal" style:family="paragraph">
      <style:paragraph-properties fo:text-align="justify" style:justify-single-word="false" fo:orphans="2" fo:widows="2" style:text-autospace="none"/>
      <style:text-properties style:use-window-font-color="true" style:font-name="NewsGotT" fo:font-size="12pt" fo:language="es" fo:country="ES" style:font-name-asian="Arial" style:font-size-asian="12pt" style:font-name-complex="Arial" style:font-size-complex="10pt" style:language-complex="ar" style:country-complex="SA"/>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rp_20_-_20_Encabezado" style:display-name="Corp - Encabezado" style:family="paragraph">
      <style:paragraph-properties fo:orphans="2" fo:widows="2"/>
      <style:text-properties style:use-window-font-color="true" style:font-name="NewsGotT" fo:font-size="10pt" fo:language="es" fo:country="ES" style:font-name-asian="Arial" style:font-size-asian="10pt" style:font-name-complex="Times New Roman" style:font-size-complex="10pt" style:language-complex="ar" style:country-complex="SA"/>
    </style:style>
    <style:style style:name="Corp_20_-_20_Pie" style:display-name="Corp - Pie" style:family="paragraph">
      <style:paragraph-properties fo:text-align="justify" style:justify-single-word="false" fo:orphans="2" fo:widows="2"/>
      <style:text-properties style:use-window-font-color="true" style:font-name="NewsGotT" fo:font-size="9pt" fo:language="es" fo:country="ES" style:font-name-asian="Arial" style:font-size-asian="9pt" style:font-name-complex="Times New Roman" style:font-size-complex="10pt" style:language-complex="ar" style:country-complex="SA"/>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Contents_20_1" style:display-name="Contents 1" style:family="paragraph" style:parent-style-name="Standard" style:next-style-name="Corp_20_-_20_Texto_20_normal" style:class="index">
      <style:paragraph-properties fo:margin-top="0.106cm" fo:margin-bottom="0.106cm"/>
      <style:text-properties fo:text-transform="uppercase" style:font-name="NewsGotT" fo:font-weight="bold" style:letter-kerning="true" style:font-weight-asian="bold"/>
    </style:style>
    <style:style style:name="Epígrafe" style:family="paragraph" style:parent-style-name="Standard" style:next-style-name="Standard">
      <style:paragraph-properties fo:text-align="center" style:justify-single-word="false"/>
      <style:text-properties style:font-name="NewsGotT" fo:font-size="14pt" fo:font-weight="bold" style:font-size-asian="14pt" style:font-weight-asian="bold" style:font-size-complex="10pt"/>
    </style:style>
    <style:style style:name="Contents_20_2" style:display-name="Contents 2" style:family="paragraph" style:parent-style-name="Standard" style:next-style-name="Corp_20_-_20_Texto_20_normal" style:class="index">
      <style:paragraph-properties fo:margin-left="0.349cm" fo:margin-right="0cm" fo:margin-top="0cm" fo:margin-bottom="0.106cm" fo:text-indent="0cm" style:auto-text-indent="false"/>
      <style:text-properties style:font-name="NewsGotT" fo:font-weight="bold" style:font-weight-asian="bold" style:font-size-complex="10pt"/>
    </style:style>
    <style:style style:name="Contents_20_3" style:display-name="Contents 3" style:family="paragraph" style:parent-style-name="Standard" style:next-style-name="Standard" style:class="index">
      <style:paragraph-properties fo:margin-left="0.711cm" fo:margin-right="0cm" fo:margin-top="0cm" fo:margin-bottom="0cm" fo:text-indent="0cm" style:auto-text-indent="false"/>
      <style:text-properties style:font-name="NewsGotT" style:font-style-complex="italic"/>
    </style:style>
    <style:style style:name="Contents_20_4" style:display-name="Contents 4" style:family="paragraph" style:parent-style-name="Standard" style:next-style-name="Corp_20_-_20_Texto_20_normal" style:class="index">
      <style:paragraph-properties fo:margin-left="2.54cm" fo:margin-right="0cm" fo:margin-top="0cm" fo:margin-bottom="0cm" fo:text-indent="-1.52cm" style:auto-text-indent="false"/>
      <style:text-properties style:font-name="NewsGotT" fo:font-style="italic" style:font-style-asian="italic" style:font-weight-complex="bold"/>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ext-properties style:font-name="NewsGotT" fo:font-style="italic" style:font-style-asian="italic"/>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ext-properties style:font-name="NewsGot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ext-properties style:font-name="NewsGot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ext-properties style:font-name="NewsGot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ext-properties style:font-name="NewsGotT"/>
    </style:style>
    <style:style style:name="Cuerpo" style:family="paragraph" style:parent-style-name="Standard">
      <style:paragraph-properties fo:margin-top="0.212cm" fo:margin-bottom="0cm" fo:text-align="justify" style:justify-single-word="false"/>
      <style:text-properties style:font-name="NewsGotT" fo:letter-spacing="-0.005cm" style:font-size-complex="10pt"/>
    </style:style>
    <style:style style:name="Text_20_body_20_indent" style:display-name="Text body indent" style:family="paragraph" style:parent-style-name="Standard" style:class="text">
      <style:paragraph-properties fo:margin-left="1.752cm" fo:margin-right="0cm" fo:margin-top="0cm" fo:margin-bottom="0cm" fo:text-align="justify" style:justify-single-word="false" fo:hyphenation-ladder-count="no-limit" fo:text-indent="-0.482cm" style:auto-text-indent="false">
        <style:tab-stops>
          <style:tab-stop style:position="0cm"/>
        </style:tab-stops>
      </style:paragraph-properties>
      <style:text-properties style:font-name="NewsGotT" fo:font-size="11pt" fo:letter-spacing="-0.005cm" style:font-size-asian="11pt" style:font-size-complex="10pt" fo:hyphenate="false" fo:hyphenation-remain-char-count="2" fo:hyphenation-push-char-count="2"/>
    </style:style>
    <style:style style:name="Texto_20_comentario" style:display-name="Texto comentario" style:family="paragraph" style:parent-style-name="Standard">
      <style:text-properties style:font-name="NewsGotT" style:font-size-complex="10pt"/>
    </style:style>
    <style:style style:name="Table" style:family="paragraph" style:parent-style-name="Standard" style:class="extra">
      <style:paragraph-properties fo:margin-top="0cm" fo:margin-bottom="0.106cm">
        <style:tab-stops>
          <style:tab-stop style:position="0.436cm"/>
        </style:tab-stops>
      </style:paragraph-properties>
      <style:text-properties style:font-name="Arial Narrow" fo:font-size="11pt" fo:letter-spacing="-0.005cm" style:font-size-asian="11pt" style:font-size-complex="10pt"/>
    </style:style>
    <style:style style:name="Sangría_20_2_20_de_20_t._20_independiente" style:display-name="Sangría 2 de t. independiente" style:family="paragraph" style:parent-style-name="Standard">
      <style:paragraph-properties fo:margin-left="0.762cm" fo:margin-right="0cm" fo:margin-top="0cm" fo:margin-bottom="0cm" fo:hyphenation-ladder-count="no-limit" fo:text-indent="0cm" style:auto-text-indent="false">
        <style:tab-stops>
          <style:tab-stop style:position="-2.032cm"/>
          <style:tab-stop style:position="1.238cm"/>
        </style:tab-stops>
      </style:paragraph-properties>
      <style:text-properties style:font-name="NewsGotT" fo:font-size="11pt" fo:letter-spacing="-0.005cm" style:font-size-asian="11pt" style:font-size-complex="10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style:font-name="Arial Unicode MS" style:font-name-asian="Arial Unicode MS" style:font-name-complex="Arial Unicode M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fo:font-size="8pt" style:font-size-asian="8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Ref._20_de_20_comentario" style:display-name="Ref. de comentario" style:family="text" style:parent-style-name="Fuente_20_de_20_párrafo_20_predeter.">
      <style:text-properties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28z0" style:family="text">
      <style:text-properties style:font-name="NewsGotT" style:font-name-asian="Times New Roman" style:font-name-complex="Times New Roman"/>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7z0" style:family="text">
      <style:text-properties style:font-name="Arial" style:font-name-asian="Times New Roman" style:font-name-complex="Ari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9z1"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9z0"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9z0"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9z0"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3.133cm" fo:text-indent="-0.635cm" fo:margin-left="3.133cm"/>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16z0"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16z0"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16z0"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3.133cm" fo:text-indent="-0.635cm" fo:margin-left="3.133cm"/>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10z0"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10z0"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10z0"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2.519cm" fo:text-indent="-0.635cm" fo:margin-left="2.519cm"/>
        </style:list-level-properties>
        <style:text-properties style:font-name="NewsGotT"/>
      </text:list-level-style-bullet>
      <text:list-level-style-bullet text:level="2" text:style-name="WW8Num28z1"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28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28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28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28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28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2.519cm" fo:text-indent="-0.635cm" fo:margin-left="2.519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1">
        <style:list-level-properties text:list-level-position-and-space-mode="label-alignment">
          <style:list-level-label-alignment text:label-followed-by="listtab" text:list-tab-stop-position="8.869cm" fo:text-indent="-0.635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1">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1">
        <style:list-level-properties text:list-level-position-and-space-mode="label-alignment">
          <style:list-level-label-alignment text:label-followed-by="listtab" text:list-tab-stop-position="12.679cm" fo:text-indent="-0.635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8" style:family="table">
      <style:table-properties style:width="16.438cm" table:align="center" style:writing-mode="lr-tb"/>
    </style:style>
    <style:style style:name="Tabla8.A" style:family="table-column">
      <style:table-column-properties style:column-width="12.026cm"/>
    </style:style>
    <style:style style:name="Tabla8.B" style:family="table-column">
      <style:table-column-properties style:column-width="0.635cm"/>
    </style:style>
    <style:style style:name="Tabla8.C" style:family="table-column">
      <style:table-column-properties style:column-width="3.776cm"/>
    </style:style>
    <style:style style:name="Tabla8.1" style:family="table-row">
      <style:table-row-properties style:keep-together="false" fo:keep-together="always"/>
    </style:style>
    <style:style style:name="Tabla8.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a8.C1.1" style:family="table-row">
      <style:table-row-properties style:min-row-height="0.358cm" style:keep-together="false" fo:keep-together="always"/>
    </style:style>
    <style:style style:name="Tabla8.C1.1.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a8.C1.2" style:family="table-row">
      <style:table-row-properties style:min-row-height="0.284cm" style:keep-together="false" fo:keep-together="always"/>
    </style:style>
    <style:style style:name="Tabla8.C1.1.2" style:family="table-cell">
      <style:table-cell-properties style:vertical-align="middle" fo:padding-left="0.123cm" fo:padding-right="0.123cm" fo:padding-top="0cm" fo:padding-bottom="0cm" fo:border-left="0.018cm solid #000000" fo:border-right="0.018cm solid #000000" fo:border-top="none" fo:border-bottom="none" style:writing-mode="lr-tb"/>
    </style:style>
    <style:style style:name="Tabla8.C1.3" style:family="table-row">
      <style:table-row-properties style:min-row-height="0.307cm" style:keep-together="false" fo:keep-together="always"/>
    </style:style>
    <style:style style:name="Tabla8.C1.1.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8.2" style:family="table-row">
      <style:table-row-properties style:min-row-height="0.556cm" style:keep-together="false" fo:keep-together="always"/>
    </style:style>
    <style:style style:name="Tabla8.C2" style:family="table-cell">
      <style:table-cell-properties style:vertical-align="middle" fo:padding-left="0.123cm" fo:padding-right="0.123cm" fo:padding-top="0cm" fo:padding-bottom="0cm" fo:border-left="0.018cm solid #000000" fo:border-right="0.002cm solid #000000" fo:border-top="0.018cm solid #000000" fo:border-bottom="0.002cm solid #000000" style:writing-mode="lr-tb"/>
    </style:style>
    <style:style style:name="Tabla8.B3" style:family="table-cell">
      <style:table-cell-properties style:vertical-align="middle" fo:padding-left="0.123cm" fo:padding-right="0.123cm" fo:padding-top="0cm" fo:padding-bottom="0cm" fo:border-left="0.018cm solid #000000" fo:border-right="0.002cm solid #000000" fo:border-top="0.002cm solid #000000" fo:border-bottom="0.002cm solid #000000" style:writing-mode="lr-tb"/>
    </style:style>
    <style:style style:name="Tabla7" style:family="table">
      <style:table-properties style:width="16.438cm" table:align="center" style:writing-mode="lr-tb"/>
    </style:style>
    <style:style style:name="Tabla7.A" style:family="table-column">
      <style:table-column-properties style:column-width="12.026cm"/>
    </style:style>
    <style:style style:name="Tabla7.B" style:family="table-column">
      <style:table-column-properties style:column-width="0.635cm"/>
    </style:style>
    <style:style style:name="Tabla7.C" style:family="table-column">
      <style:table-column-properties style:column-width="3.776cm"/>
    </style:style>
    <style:style style:name="Tabla7.1" style:family="table-row">
      <style:table-row-properties style:keep-together="false" fo:keep-together="always"/>
    </style:style>
    <style:style style:name="Tabla7.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a7.C1.1" style:family="table-row">
      <style:table-row-properties style:min-row-height="0.358cm" style:keep-together="false" fo:keep-together="always"/>
    </style:style>
    <style:style style:name="Tabla7.C1.1.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a7.C1.2" style:family="table-row">
      <style:table-row-properties style:min-row-height="0.284cm" style:keep-together="false" fo:keep-together="always"/>
    </style:style>
    <style:style style:name="Tabla7.C1.1.2" style:family="table-cell">
      <style:table-cell-properties style:vertical-align="middle" fo:padding-left="0.123cm" fo:padding-right="0.123cm" fo:padding-top="0cm" fo:padding-bottom="0cm" fo:border-left="0.018cm solid #000000" fo:border-right="0.018cm solid #000000" fo:border-top="none" fo:border-bottom="none" style:writing-mode="lr-tb"/>
    </style:style>
    <style:style style:name="Tabla7.C1.3" style:family="table-row">
      <style:table-row-properties style:min-row-height="0.307cm" style:keep-together="false" fo:keep-together="always"/>
    </style:style>
    <style:style style:name="Tabla7.C1.1.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7.2" style:family="table-row">
      <style:table-row-properties style:min-row-height="0.556cm" style:keep-together="false" fo:keep-together="always"/>
    </style:style>
    <style:style style:name="Tabla7.C2" style:family="table-cell">
      <style:table-cell-properties style:vertical-align="middle" fo:padding-left="0.123cm" fo:padding-right="0.123cm" fo:padding-top="0cm" fo:padding-bottom="0cm" fo:border-left="0.018cm solid #000000" fo:border-right="0.002cm solid #000000" fo:border-top="0.018cm solid #000000" fo:border-bottom="0.002cm solid #000000" style:writing-mode="lr-tb"/>
    </style:style>
    <style:style style:name="Tabla7.B3" style:family="table-cell">
      <style:table-cell-properties style:vertical-align="middle" fo:padding-left="0.123cm" fo:padding-right="0.123cm" fo:padding-top="0cm" fo:padding-bottom="0cm" fo:border-left="0.018cm solid #000000" fo:border-right="0.002cm solid #000000" fo:border-top="0.002cm solid #000000" fo:border-bottom="0.002cm solid #000000" style:writing-mode="lr-tb"/>
    </style:style>
    <style:style style:name="MP1" style:family="paragraph" style:parent-style-name="Header">
      <style:paragraph-properties>
        <style:tab-stops/>
      </style:paragraph-properties>
    </style:style>
    <style:style style:name="MP2" style:family="paragraph" style:parent-style-name="Standard">
      <style:paragraph-properties style:line-height-at-least="0cm"/>
    </style:style>
    <style:style style:name="MP3" style:family="paragraph" style:parent-style-name="Corp_20_-_20_Texto_20_normal">
      <style:paragraph-properties fo:margin-top="0cm" fo:margin-bottom="0.212cm" fo:text-align="center" style:justify-single-word="false" style:snap-to-layout-grid="false"/>
      <style:text-properties fo:text-transform="uppercase" fo:font-size="10pt" fo:language="es" fo:country="ES" fo:font-weight="bold" style:font-size-asian="10pt" style:font-weight-asian="bold" style:font-size-complex="10pt" style:font-weight-complex="bold"/>
    </style:style>
    <style:style style:name="MP4" style:family="paragraph" style:parent-style-name="Corp_20_-_20_Encabezado">
      <style:paragraph-properties style:snap-to-layout-grid="false"/>
      <style:text-properties fo:language="es" fo:country="ES"/>
    </style:style>
    <style:style style:name="MP5" style:family="paragraph" style:parent-style-name="Corp_20_-_20_Encabezado">
      <style:paragraph-properties style:snap-to-layout-grid="false"/>
      <style:text-properties fo:language="es" fo:country="ES" style:font-weight-complex="bold"/>
    </style:style>
    <style:style style:name="MP6" style:family="paragraph" style:parent-style-name="Corp_20_-_20_Encabezado">
      <style:paragraph-properties style:snap-to-layout-grid="false"/>
    </style:style>
    <style:style style:name="MP7" style:family="paragraph" style:parent-style-name="Corp_20_-_20_Pie">
      <style:text-properties fo:font-size="8pt" fo:font-weight="bold" style:font-size-asian="8pt" style:font-weight-asian="bold" style:font-weight-complex="bold"/>
    </style:style>
    <style:style style:name="MP8" style:family="paragraph" style:parent-style-name="Corp_20_-_20_Pie">
      <style:text-properties fo:font-weight="bold" style:font-weight-asian="bold" style:font-weight-complex="bold"/>
    </style:style>
    <style:style style:name="MP9" style:family="paragraph" style:parent-style-name="Header">
      <style:text-properties style:font-name="NewsGotT"/>
    </style:style>
    <style:style style:name="MT1" style:family="text">
      <style:text-properties fo:font-style="italic" style:font-style-asian="italic" style:font-style-complex="italic"/>
    </style:style>
    <style:style style:name="MT2" style:family="text">
      <style:text-properties fo:font-weight="bold" style:font-weight-asian="bold" style:font-weight-complex="bold"/>
    </style:style>
    <style:style style:name="MT3" style:family="text"/>
    <style:style style:name="MT4" style:family="text">
      <style:text-properties style:font-name="Symbol" fo:font-size="7pt" fo:font-weight="bold" style:font-size-asian="7pt" style:font-weight-asian="bold"/>
    </style:style>
    <style:style style:name="MT5" style:family="text">
      <style:text-properties style:font-name="ITC Officina Sans Book" fo:font-size="7pt" fo:font-weight="bold" style:font-size-asian="7pt" style:font-weight-asian="bold"/>
    </style:style>
    <style:style style:name="MT6" style:family="text">
      <style:text-properties fo:font-size="8pt" fo:font-weight="bold" style:font-size-asian="8pt" style:font-weight-asian="bold"/>
    </style:style>
    <style:style style:name="MT7" style:family="text">
      <style:text-properties fo:font-size="8pt" style:font-size-asian="8pt" style:font-weight-complex="bold"/>
    </style:style>
    <style:style style:name="Mfr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073cm" draw:visible-area-height="5.073cm"/>
    </style:style>
    <style:style style:name="M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086cm" draw:visible-area-height="1.901cm"/>
    </style:style>
    <style:style style:name="M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3.75cm" fo:margin-left="0cm" fo:margin-right="0cm" fo:margin-bottom="3.651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9.7cm" fo:page-height="21.001cm" style:num-format="1" style:print-orientation="landscape" fo:margin-top="2cm" fo:margin-bottom="2cm" fo:margin-left="2.2cm" fo:margin-right="2cm" style:writing-mode="lr-tb" style:layout-grid-color="#c0c0c0" style:layout-grid-lines="25"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2cm" fo:margin-right="2cm" style:writing-mode="lr-tb" style:layout-grid-color="#c0c0c0" style:layout-grid-lines="35"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text:bookmark-start text:name="_12167070961"/><draw:frame draw:style-name="Mfr1" draw:name="Objeto1" text:anchor-type="as-char" svg:width="2.011cm" svg:height="1.826cm" draw:z-index="9"><draw:object-ole xlink:href="./Object 1" xlink:type="simple" xlink:show="embed" xlink:actuate="onLoad"/><draw:image xlink:href="./ObjectReplacements/Object 1" xlink:type="simple" xlink:show="embed" xlink:actuate="onLoad"/></draw:frame><text:bookmark-end text:name="_12167070961"/></text:p>
        <text:p text:style-name="MP1"/>
        <text:p text:style-name="MP2"/>
        <table:table table:name="Tabla8" table:style-name="Tabla8">
          <table:table-column table:style-name="Tabla8.A"/>
          <table:table-column table:style-name="Tabla8.B"/>
          <table:table-column table:style-name="Tabla8.C"/>
          <table:table-row table:style-name="Tabla8.1">
            <table:table-cell table:style-name="Tabla8.A1" table:number-columns-spanned="2" office:value-type="string">
              <text:p text:style-name="MP3"><text:text-input text:description="Ref_Titulo" text:hint="Pulsa dos veces para incluir los datos">MODELO GLOBAL PARÁMETROS POR BB.DD. EN NAOS</text:text-input></text:p>
            </table:table-cell>
            <table:covered-table-cell/>
            <table:table-cell>
              <table:table table:is-sub-table="true">
                <table:table-column table:style-name="Tabla8.C"/>
                <table:table-row table:style-name="Tabla8.C1.1">
                  <table:table-cell table:style-name="Tabla8.C1.1.1" office:value-type="string">
                    <text:p text:style-name="MP4">Cód. <text:bookmark-ref text:reference-format="text" text:ref-name="Ref_CodigoDoc">SDS-NAOS-xx-yyy</text:bookmark-ref></text:p>
                  </table:table-cell>
                </table:table-row>
                <table:table-row table:style-name="Tabla8.C1.2">
                  <table:table-cell table:style-name="Tabla8.C1.1.2" office:value-type="string">
                    <text:p text:style-name="MP5">Edición. 01</text:p>
                  </table:table-cell>
                </table:table-row>
                <table:table-row table:style-name="Tabla8.C1.3">
                  <table:table-cell table:style-name="Tabla8.C1.1.3" office:value-type="string">
                    <text:p text:style-name="MP5">Fecha: <text:bookmark-ref text:reference-format="text" text:ref-name="Ref_FechaEdicion">16/06/2015</text:bookmark-ref></text:p>
                  </table:table-cell>
                </table:table-row>
              </table:table>
            </table:table-cell>
          </table:table-row>
          <table:table-row table:style-name="Tabla8.2">
            <table:table-cell table:style-name="Tabla8.A1" table:number-columns-spanned="2" office:value-type="string">
              <text:p text:style-name="MP6"><text:span text:style-name="MT1">Departamento /Área/Unidad:</text:span> <text:bookmark-ref text:reference-format="text" text:ref-name="Ref_Departamento">Sistemas de Información</text:bookmark-ref> / <text:bookmark-ref text:reference-format="text" text:ref-name="Ref_Area">Implantación SSII y Testing</text:bookmark-ref></text:p>
            </table:table-cell>
            <table:covered-table-cell/>
            <table:table-cell table:style-name="Tabla8.C2" office:value-type="string">
              <text:p text:style-name="MP6">Pág. <text:span text:style-name="Page_20_Number"><text:span text:style-name="MT2"><text:page-number text:select-page="current">1</text:page-number></text:span></text:span><text:span text:style-name="Page_20_Number"> </text:span>de <text:span text:style-name="Page_20_Number"><text:page-count style:num-format="1">9</text:page-count></text:span></text:p>
            </table:table-cell>
          </table:table-row>
          <table:table-row table:style-name="Tabla8.2">
            <table:table-cell table:style-name="Tabla8.A1" office:value-type="string">
              <text:p text:style-name="MP6">Tipo de documento: <text:bookmark-ref text:reference-format="text" text:ref-name="Ref_TipoDocumento">Documento de Servicio</text:bookmark-ref></text:p>
            </table:table-cell>
            <table:table-cell table:style-name="Tabla8.B3" table:number-columns-spanned="2" office:value-type="string">
              <text:p text:style-name="MP6">Categoría. <text:bookmark-ref text:reference-format="text" text:ref-name="Id_Categoria">Uso Interno</text:bookmark-ref></text:p>
            </table:table-cell>
            <table:covered-table-cell/>
          </table:table-row>
        </table:table>
        <text:p text:style-name="Header"><text:bookmark text:name="_1216706980"/></text:p>
      </style:header>
      <style:footer>
        <text:p text:style-name="Corp_20_-_20_Pie"><text:span text:style-name="MT4"></text:span><text:span text:style-name="MT5"> </text:span><text:span text:style-name="MT6">2010</text:span><text:span text:style-name="MT7"> Sociedad Andaluza para el Desarrollo de la Sociedad de la Información.</text:span></text:p>
        <text:p text:style-name="MP7">Este documento no tiene garantía de estar en vigor. Consulte el fichero emplazado en red</text:p>
      </style:footer>
    </style:master-page>
    <style:master-page style:name="Convertir_20_1" style:display-name="Convertir 1" style:page-layout-name="Mpm1">
      <style:header>
        <text:p text:style-name="Standard"><text:bookmark-start text:name="_1216707096"/><draw:frame draw:style-name="Mfr2" draw:name="Objeto4" text:anchor-type="as-char" svg:width="2.011cm" svg:height="1.826cm" draw:z-index="8"><draw:object-ole xlink:href="./Object 2" xlink:type="simple" xlink:show="embed" xlink:actuate="onLoad"/><draw:image xlink:href="./ObjectReplacements/Object 2" xlink:type="simple" xlink:show="embed" xlink:actuate="onLoad"/></draw:frame><text:bookmark-end text:name="_1216707096"/></text:p>
        <text:p text:style-name="MP1"/>
        <text:p text:style-name="MP2"/>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MP3"><text:text-input text:description="Ref_Titulo" text:hint="Pulsa dos veces para incluir los datos">MODELO GLOBAL PARÁMATROS POR BB.DD. EN NAOS</text:text-input></text:p>
            </table:table-cell>
            <table:covered-table-cell/>
            <table:table-cell>
              <table:table table:is-sub-table="true">
                <table:table-column table:style-name="Tabla7.C"/>
                <table:table-row table:style-name="Tabla7.C1.1">
                  <table:table-cell table:style-name="Tabla7.C1.1.1" office:value-type="string">
                    <text:p text:style-name="MP4">Cód. <text:bookmark-ref text:reference-format="text" text:ref-name="Ref_CodigoDoc">SDS-NAOS-xx-yyy</text:bookmark-ref></text:p>
                  </table:table-cell>
                </table:table-row>
                <table:table-row table:style-name="Tabla7.C1.2">
                  <table:table-cell table:style-name="Tabla7.C1.1.2" office:value-type="string">
                    <text:p text:style-name="MP5">Edición. v01r00</text:p>
                  </table:table-cell>
                </table:table-row>
                <table:table-row table:style-name="Tabla7.C1.3">
                  <table:table-cell table:style-name="Tabla7.C1.1.3" office:value-type="string">
                    <text:p text:style-name="MP5">Fecha: <text:bookmark-ref text:reference-format="text" text:ref-name="Ref_FechaEdicion">16/06/2015</text:bookmark-ref></text:p>
                  </table:table-cell>
                </table:table-row>
              </table:table>
            </table:table-cell>
          </table:table-row>
          <table:table-row table:style-name="Tabla7.2">
            <table:table-cell table:style-name="Tabla7.A1" table:number-columns-spanned="2" office:value-type="string">
              <text:p text:style-name="MP6"><text:span text:style-name="MT1">Departamento /Área/Unidad:</text:span> <text:bookmark-ref text:reference-format="text" text:ref-name="Ref_Departamento">Sistemas de Información</text:bookmark-ref> / <text:bookmark-ref text:reference-format="text" text:ref-name="Ref_Area">Implantación SSII y Testing</text:bookmark-ref></text:p>
            </table:table-cell>
            <table:covered-table-cell/>
            <table:table-cell table:style-name="Tabla7.C2" office:value-type="string">
              <text:p text:style-name="MP6">Pág. <text:span text:style-name="Page_20_Number"><text:span text:style-name="MT2"><text:page-number text:select-page="current">9</text:page-number></text:span></text:span><text:span text:style-name="Page_20_Number"> </text:span>de <text:span text:style-name="Page_20_Number"><text:page-count style:num-format="1">9</text:page-count></text:span></text:p>
            </table:table-cell>
          </table:table-row>
          <table:table-row table:style-name="Tabla7.2">
            <table:table-cell table:style-name="Tabla7.A1" office:value-type="string">
              <text:p text:style-name="MP6">Tipo de documento: <text:bookmark-ref text:reference-format="text" text:ref-name="Ref_TipoDocumento">Documento de Servicio</text:bookmark-ref></text:p>
            </table:table-cell>
            <table:table-cell table:style-name="Tabla7.B3" table:number-columns-spanned="2" office:value-type="string">
              <text:p text:style-name="MP6">Categoría. <text:bookmark-ref text:reference-format="text" text:ref-name="Id_Categoria">Uso Interno</text:bookmark-ref></text:p>
            </table:table-cell>
            <table:covered-table-cell/>
          </table:table-row>
        </table:table>
        <text:p text:style-name="Header"/>
      </style:header>
      <style:footer>
        <text:p text:style-name="Corp_20_-_20_Pie"><text:span text:style-name="MT4"></text:span><text:span text:style-name="MT5"> </text:span><text:span text:style-name="MT6">2010</text:span><text:span text:style-name="MT7"> Sociedad Andaluza para el Desarrollo de la Sociedad de la Información.</text:span></text:p>
        <text:p text:style-name="MP8">Este documento no tiene garantía de estar en vigor. Consulte el fichero emplazado en red</text:p>
      </style:footer>
    </style:master-page>
    <style:master-page style:name="Landscape" style:page-layout-name="Mpm2">
      <style:footer>
        <text:p text:style-name="Corp_20_-_20_Pie"><text:span text:style-name="MT4"></text:span><text:span text:style-name="MT5"> </text:span><text:span text:style-name="MT6">2010</text:span><text:span text:style-name="MT7"> Sociedad Andaluza para el Desarrollo de la Sociedad de la Información.</text:span></text:p>
        <text:p text:style-name="MP7">Este documento no tiene garantía de estar en vigor. Consulte el fichero emplazado en red</text:p>
      </style:footer>
    </style:master-page>
    <style:master-page style:name="Convertir_20_2" style:display-name="Convertir 2" style:page-layout-name="Mpm3">
      <style:header>
        <text:p text:style-name="Header"/>
      </style:header>
      <style:footer>
        <text:p text:style-name="Corp_20_-_20_Pie">Este documento <text:s/>y, en su caso, cualquier documento anexo al mismo, contiene información de carácter confidencial exclusivamente dirigida a su destinatario o destinatarios. Queda prohibida su divulgación, copia o distribución a terceros sin la previa autorización escrita de “Sociedad Andaluza para el Desarrollo de la Sociedad de la Información, S.A.U.”. Si no es Ud. el destinatario del documento le ruego lo destruya sin hacer copia digital o física, comunicando a “Sociedad Andaluza para el Desarrollo de la Sociedad de la Información S.A.U.” vía e-mail o fax la recepción del presente fax. Toda declaración de voluntad contenida deberá ser tenida por no producida. </text:p>
        <text:p text:style-name="Corp_20_-_20_Pie"/>
        <text:p text:style-name="MP8">Este documento no tiene garantía de estar en vigor. Consulte el fichero emplazado en red</text:p>
      </style:footer>
    </style:master-page>
    <style:master-page style:name="Convertir_20_3" style:display-name="Convertir 3" style:page-layout-name="Mpm4">
      <style:header>
        <text:p text:style-name="Header"><draw:frame draw:style-name="Mfr3" draw:name="gráficos6" text:anchor-type="as-char" svg:width="13.242cm" svg:height="1.831cm" draw:z-index="0"><draw:image xlink:href="Pictures/100000000000064A000000DE3518DF61.png" xlink:type="simple" xlink:show="embed" xlink:actuate="onLoad"/></draw:frame></text:p>
      </style:header>
      <style:footer>
        <text:p text:style-name="Corp_20_-_20_Pie">Este documento <text:s/>y, en su caso, cualquier documento anexo al mismo, contiene información de carácter confidencial exclusivamente dirigida a su destinatario o destinatarios. Queda prohibida su divulgación, copia o distribución a terceros sin la previa autorización escrita de “Sociedad Andaluza para el Desarrollo de la Sociedad de la Información, S.A.U.”. Si no es Ud. el destinatario del documento le ruego lo destruya sin hacer copia digital o física, comunicando a “Sociedad Andaluza para el Desarrollo de la Sociedad de la Información S.A.U.” vía e-mail o fax la recepción del presente fax. Toda declaración de voluntad contenida deberá ser tenida por no producida. </text:p>
        <text:p text:style-name="Corp_20_-_20_Pie"/>
        <text:p text:style-name="MP8">Este documento no tiene garantía de estar en vigor. Consulte el fichero emplazado en red</text:p>
      </style:footer>
    </style:master-page>
    <style:master-page style:name="Convertir_20_4" style:display-name="Convertir 4" style:page-layout-name="Mpm3">
      <style:header>
        <text:p text:style-name="MP9"/>
      </style:header>
      <style:footer>
        <text:p text:style-name="Corp_20_-_20_Pie">Este documento <text:s/>y, en su caso, cualquier documento anexo al mismo, contiene información de carácter confidencial exclusivamente dirigida a su destinatario o destinatarios. Queda prohibida su divulgación, copia o distribución a terceros sin la previa autorización escrita de “Sociedad Andaluza para el Desarrollo de la Sociedad de la Información, S.A.U.”. Si no es Ud. el destinatario del documento le ruego lo destruya sin hacer copia digital o física, comunicando a “Sociedad Andaluza para el Desarrollo de la Sociedad de la Información S.A.U.” vía e-mail o fax la recepción del presente fax. Toda declaración de voluntad contenida deberá ser tenida por no producida. </text:p>
        <text:p text:style-name="Corp_20_-_20_Pie"/>
        <text:p text:style-name="MP8">Este documento no tiene garantía de estar en vigor. Consulte el fichero emplazado en red</text:p>
      </style:footer>
    </style:master-page>
    <style:master-page style:name="Convertir_20_5" style:display-name="Convertir 5" style:page-layout-name="Mpm4">
      <style:header>
        <text:p text:style-name="Header"><draw:frame draw:style-name="Mfr3" draw:name="gráficos7" text:anchor-type="as-char" svg:width="13.242cm" svg:height="1.831cm" draw:z-index="0"><draw:image xlink:href="Pictures/100000000000064A000000DE3518DF61.png" xlink:type="simple" xlink:show="embed" xlink:actuate="onLoad"/></draw:frame></text:p>
      </style:header>
      <style:footer>
        <text:p text:style-name="Corp_20_-_20_Pie">Este documento <text:s/>y, en su caso, cualquier documento anexo al mismo, contiene información de carácter confidencial exclusivamente dirigida a su destinatario o destinatarios. Queda prohibida su divulgación, copia o distribución a terceros sin la previa autorización escrita de “Sociedad Andaluza para el Desarrollo de la Sociedad de la Información, S.A.U.”. Si no es Ud. el destinatario del documento le ruego lo destruya sin hacer copia digital o física, comunicando a “Sociedad Andaluza para el Desarrollo de la Sociedad de la Información S.A.U.” vía e-mail o fax la recepción del presente fax. Toda declaración de voluntad contenida deberá ser tenida por no producida. </text:p>
        <text:p text:style-name="Corp_20_-_20_Pie"/>
        <text:p text:style-name="MP8">Este documento no tiene garantía de estar en vigor. Consulte el fichero emplazado en red</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Modelo Global Parámetros por BBDD en NAOS</dc:title>
    <meta:creation-date>2011-04-29T12:29:40.56</meta:creation-date>
    <meta:editing-cycles>183</meta:editing-cycles>
    <meta:editing-duration>P10DT56M23S</meta:editing-duration>
    <dc:date>2015-06-16T10:32:37.71</dc:date>
    <meta:print-date>2013-05-17T11:48:18.91</meta:print-date>
    <dc:creator>D FS</dc:creator>
    <meta:document-statistic meta:table-count="6" meta:image-count="2" meta:object-count="2" meta:page-count="9" meta:paragraph-count="171" meta:word-count="2457" meta:character-count="15950"/>
    <meta:user-defined meta:name="Info 1"/>
    <meta:user-defined meta:name="Info 2"/>
    <meta:user-defined meta:name="Info 3"/>
    <meta:user-defined meta:name="Info 4"/>
  </office:meta>
</office:document-meta>
</file>